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0000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1000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10110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 style:data-style-name="N1"/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 style:data-style-name="N110"/>
    <style:style style:name="ce36" style:family="table-cell" style:parent-style-name="Default" style:data-style-name="N1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 style:data-style-name="N111">
      <style:table-cell-properties fo:border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 style:data-style-name="N110">
      <style:table-cell-properties fo:border="none"/>
    </style:style>
    <style:style style:name="ce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3:Elsevier.A12 Elsevier.A27:Elsevier.A27 Elsevier.F29:Elsevier.F38 Elsevier.A3:Elsevier.A12 Elsevier.A1:Elsevier.A1 Elsevier.F3:Elsevier.F12 Elsevier.A3:Elsevier.A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3:Elsevier.A12 Elsevier.A27:Elsevier.A27 Elsevier.G29:Elsevier.G38 Elsevier.A3:Elsevier.A12 Elsevier.A1:Elsevier.A1 Elsevier.G3:Elsevier.G12 Elsevier.A3:Elsevier.A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3:Elsevier.A12 Elsevier.A27:Elsevier.A27 Elsevier.H29:Elsevier.H38 Elsevier.A3:Elsevier.A12 Elsevier.A1:Elsevier.A1 Elsevier.H3:Elsevier.H12 Elsevier.A3:Elsevier.A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3:Elsevier.A12 Elsevier.A27:Elsevier.A27 Elsevier.I29:Elsevier.I38 Elsevier.A3:Elsevier.A12 Elsevier.A1:Elsevier.A1 Elsevier.I3:Elsevier.I12 Elsevier.A3:Elsevier.A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3:Elsevier.A12 Elsevier.A27:Elsevier.A27 Elsevier.J29:Elsevier.J38 Elsevier.A3:Elsevier.A12 Elsevier.A1:Elsevier.A1 Elsevier.J3:Elsevier.J12 Elsevier.A3:Elsevier.A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30"/>
        <table:table-column table:style-name="co5" table:default-cell-style-name="ce30"/>
        <table:table-column table:style-name="co1" table:default-cell-style-name="ce30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style-name="ce19" table:number-columns-repeated="3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1" calcext:value-type="float">
            <text:p>1.000</text:p>
          </table:table-cell>
          <table:table-cell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.75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857142857142857" calcext:value-type="float">
            <text:p>0.85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833333333333333" calcext:value-type="float">
            <text:p>0.833</text:p>
          </table:table-cell>
          <table:table-cell table:formula="of:=2*([.F7]*[.G7])/([.F7]+[.G7])" office:value-type="float" office:value="0.909090909090909" calcext:value-type="float">
            <text:p>0.909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1" calcext:value-type="float">
            <text:p>1.000</text:p>
          </table:table-cell>
          <table:table-cell table:style-name="ce30" table:formula="of:=([.B11]+[.C11])/SUM([.B11:.E11])" office:value-type="float" office:value="1" calcext:value-type="float">
            <text:p>1.000</text:p>
          </table:table-cell>
          <table:table-cell table:style-name="ce30" table:formula="of:=1-[.I11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.000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1" calcext:value-type="float">
            <text:p>1.000</text:p>
          </table:table-cell>
          <table:table-cell table:style-name="ce30" table:formula="of:=([.B12]+[.C12])/SUM([.B12:.E12])" office:value-type="float" office:value="1" calcext:value-type="float">
            <text:p>1.000</text:p>
          </table:table-cell>
          <table:table-cell table:style-name="ce30" table:formula="of:=1-[.I1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4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1" calcext:value-type="float">
            <text:p>1.000</text:p>
          </table:table-cell>
          <table:table-cell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.750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857142857142857" calcext:value-type="float">
            <text:p>0.85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formula="of:=2*([.F20]*[.G20])/([.F20]+[.G20])" office:value-type="float" office:value="0.909090909090909" calcext:value-type="float">
            <text:p>0.909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1" calcext:value-type="float">
            <text:p>1.000</text:p>
          </table:table-cell>
          <table:table-cell table:formula="of:=2*([.F24]*[.G24])/([.F24]+[.G24])" office:value-type="float" office:value="1" calcext:value-type="float">
            <text:p>1.000</text:p>
          </table:table-cell>
          <table:table-cell table:style-name="ce30" table:formula="of:=([.B24]+[.C24])/SUM([.B24:.E24])" office:value-type="float" office:value="1" calcext:value-type="float">
            <text:p>1.000</text:p>
          </table:table-cell>
          <table:table-cell table:style-name="ce30" table:formula="of:=1-[.I24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ce4" table:number-columns-repeated="7"/>
          <table:table-cell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6-[.E29]" office:value-type="float" office:value="5" calcext:value-type="float">
            <text:p>5</text:p>
          </table:table-cell>
          <table:table-cell table:style-name="ce2" table:formula="of:=29-[.D29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0.833333333333333" calcext:value-type="float">
            <text:p>0.833</text:p>
          </table:table-cell>
          <table:table-cell table:formula="of:=2*([.F29]*[.G29])/([.F29]+[.G29])" office:value-type="float" office:value="0.909090909090909" calcext:value-type="float">
            <text:p>0.909</text:p>
          </table:table-cell>
          <table:table-cell table:style-name="ce30" table:formula="of:=([.B29]+[.C29])/SUM([.B29:.E29])" office:value-type="float" office:value="0.971428571428571" calcext:value-type="float">
            <text:p>0.971</text:p>
          </table:table-cell>
          <table:table-cell table:style-name="ce30" table:formula="of:=1-[.I29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6-[.E30]" office:value-type="float" office:value="4" calcext:value-type="float">
            <text:p>4</text:p>
          </table:table-cell>
          <table:table-cell table:style-name="ce2" table:formula="of:=29-[.D30]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0.666666666666667" calcext:value-type="float">
            <text:p>0.667</text:p>
          </table:table-cell>
          <table:table-cell table:formula="of:=2*([.F30]*[.G30])/([.F30]+[.G30])" office:value-type="float" office:value="0.8" calcext:value-type="float">
            <text:p>0.800</text:p>
          </table:table-cell>
          <table:table-cell table:style-name="ce30" table:formula="of:=([.B30]+[.C30])/SUM([.B30:.E30])" office:value-type="float" office:value="0.942857142857143" calcext:value-type="float">
            <text:p>0.943</text:p>
          </table:table-cell>
          <table:table-cell table:style-name="ce30" table:formula="of:=1-[.I30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6-[.E31]" office:value-type="float" office:value="6" calcext:value-type="float">
            <text:p>6</text:p>
          </table:table-cell>
          <table:table-cell table:style-name="ce2" table:formula="of:=29-[.D31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1" calcext:value-type="float">
            <text:p>1.000</text:p>
          </table:table-cell>
          <table:table-cell table:style-name="ce30" table:formula="of:=([.B31]+[.C31])/SUM([.B31:.E31])" office:value-type="float" office:value="1" calcext:value-type="float">
            <text:p>1.000</text:p>
          </table:table-cell>
          <table:table-cell table:style-name="ce30" table:formula="of:=1-[.I31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6-[.E32]" office:value-type="float" office:value="6" calcext:value-type="float">
            <text:p>6</text:p>
          </table:table-cell>
          <table:table-cell table:style-name="ce2" table:formula="of:=29-[.D32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1" calcext:value-type="float">
            <text:p>1.000</text:p>
          </table:table-cell>
          <table:table-cell table:style-name="ce30" table:formula="of:=([.B32]+[.C32])/SUM([.B32:.E32])" office:value-type="float" office:value="1" calcext:value-type="float">
            <text:p>1.000</text:p>
          </table:table-cell>
          <table:table-cell table:style-name="ce30" table:formula="of:=1-[.I32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6-[.E33]" office:value-type="float" office:value="6" calcext:value-type="float">
            <text:p>6</text:p>
          </table:table-cell>
          <table:table-cell table:style-name="ce2" table:formula="of:=29-[.D33]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6-[.E34]" office:value-type="float" office:value="6" calcext:value-type="float">
            <text:p>6</text:p>
          </table:table-cell>
          <table:table-cell table:style-name="ce2" table:formula="of:=29-[.D34]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57142857142857" calcext:value-type="float">
            <text:p>0.857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formula="of:=2*([.F34]*[.G34])/([.F34]+[.G34])" office:value-type="float" office:value="0.923076923076923" calcext:value-type="float">
            <text:p>0.923</text:p>
          </table:table-cell>
          <table:table-cell table:style-name="ce30" table:formula="of:=([.B34]+[.C34])/SUM([.B34:.E34])" office:value-type="float" office:value="0.971428571428571" calcext:value-type="float">
            <text:p>0.971</text:p>
          </table:table-cell>
          <table:table-cell table:style-name="ce30" table:formula="of:=1-[.I34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6-[.E35]" office:value-type="float" office:value="4" calcext:value-type="float">
            <text:p>4</text:p>
          </table:table-cell>
          <table:table-cell table:style-name="ce2" table:formula="of:=29-[.D35]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5]/([.B35]+[.D35])" office:value-type="float" office:value="0.8" calcext:value-type="float">
            <text:p>0.800</text:p>
          </table:table-cell>
          <table:table-cell table:formula="of:=[.B35]/([.B35]+[.E35])" office:value-type="float" office:value="0.666666666666667" calcext:value-type="float">
            <text:p>0.667</text:p>
          </table:table-cell>
          <table:table-cell table:formula="of:=2*([.F35]*[.G35])/([.F35]+[.G35])" office:value-type="float" office:value="0.727272727272727" calcext:value-type="float">
            <text:p>0.727</text:p>
          </table:table-cell>
          <table:table-cell table:style-name="ce30" table:formula="of:=([.B35]+[.C35])/SUM([.B35:.E35])" office:value-type="float" office:value="0.914285714285714" calcext:value-type="float">
            <text:p>0.914</text:p>
          </table:table-cell>
          <table:table-cell table:style-name="ce30" table:formula="of:=1-[.I35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6-[.E36]" office:value-type="float" office:value="6" calcext:value-type="float">
            <text:p>6</text:p>
          </table:table-cell>
          <table:table-cell table:style-name="ce2" table:formula="of:=30-[.D36]" office:value-type="float" office:value="29" calcext:value-type="float">
            <text:p>29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0.857142857142857" calcext:value-type="float">
            <text:p>0.857</text:p>
          </table:table-cell>
          <table:table-cell table:formula="of:=[.B36]/([.B36]+[.E36])" office:value-type="float" office:value="1" calcext:value-type="float">
            <text:p>1.000</text:p>
          </table:table-cell>
          <table:table-cell table:formula="of:=2*([.F36]*[.G36])/([.F36]+[.G36])" office:value-type="float" office:value="0.923076923076923" calcext:value-type="float">
            <text:p>0.923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6-[.E37]" office:value-type="float" office:value="4" calcext:value-type="float">
            <text:p>4</text:p>
          </table:table-cell>
          <table:table-cell table:style-name="ce2" table:formula="of:=30-[.D37]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7]/([.B37]+[.D37])" office:value-type="float" office:value="0.8" calcext:value-type="float">
            <text:p>0.800</text:p>
          </table:table-cell>
          <table:table-cell table:formula="of:=[.B37]/([.B37]+[.E37])" office:value-type="float" office:value="0.666666666666667" calcext:value-type="float">
            <text:p>0.667</text:p>
          </table:table-cell>
          <table:table-cell table:formula="of:=2*([.F37]*[.G37])/([.F37]+[.G37])" office:value-type="float" office:value="0.727272727272727" calcext:value-type="float">
            <text:p>0.727</text:p>
          </table:table-cell>
          <table:table-cell table:style-name="ce30" table:formula="of:=([.B37]+[.C37])/SUM([.B37:.E37])" office:value-type="float" office:value="0.916666666666667" calcext:value-type="float">
            <text:p>0.917</text:p>
          </table:table-cell>
          <table:table-cell table:style-name="ce30" table:formula="of:=1-[.I37]" office:value-type="float" office:value="0.0833333333333334" calcext:value-type="float">
            <text:p>0.083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7-[.E38]" office:value-type="float" office:value="6" calcext:value-type="float">
            <text:p>6</text:p>
          </table:table-cell>
          <table:table-cell table:style-name="ce2" table:formula="of:=29-[.D38]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/([.B38]+[.D38])" office:value-type="float" office:value="1" calcext:value-type="float">
            <text:p>1.000</text:p>
          </table:table-cell>
          <table:table-cell table:formula="of:=[.B38]/([.B38]+[.E38])" office:value-type="float" office:value="0.857142857142857" calcext:value-type="float">
            <text:p>0.857</text:p>
          </table:table-cell>
          <table:table-cell table:formula="of:=2*([.F38]*[.G38])/([.F38]+[.G38])" office:value-type="float" office:value="0.923076923076923" calcext:value-type="float">
            <text:p>0.923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 table:number-rows-repeated="8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/>
          <table:table-cell table:style-name="ce13"/>
          <table:table-cell table:style-name="ce19"/>
          <table:table-cell/>
          <table:table-cell table:style-name="ce19" table:number-columns-repeated="4"/>
          <table:table-cell table:style-name="ce39"/>
          <table:table-cell table:style-name="ce19" table:number-columns-repeated="4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2"/>
          <table:table-cell/>
          <table:table-cell table:style-name="ce14" table:number-columns-repeated="17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 table:number-columns-repeated="2"/>
          <table:table-cell table:style-name="ce31"/>
          <table:table-cell table:style-name="ce42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/>
          <table:table-cell table:style-name="ce40"/>
          <table:table-cell table:style-name="ce31"/>
          <table:table-cell table:style-name="ce36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style-name="ce14" table:number-columns-repeated="2"/>
          <table:table-cell table:style-name="ce31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3"/>
          <table:table-cell table:style-name="ce38" table:number-columns-repeated="2"/>
          <table:table-cell table:number-columns-repeated="2"/>
          <table:table-cell table:style-name="ce23" table:number-columns-repeated="2"/>
          <table:table-cell table:style-name="ce34"/>
          <table:table-cell table:style-name="ce38" table:number-columns-repeated="2"/>
          <table:table-cell table:style-name="ce14"/>
          <table:table-cell table:style-name="ce40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Default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34"/>
          <table:table-cell table:style-name="ce26"/>
          <table:table-cell table:style-name="ce31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/>
          <table:table-cell table:style-name="ce40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2">
          <table:table-cell table:style-name="ce6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7">
          <table:table-cell table:style-name="ce9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10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1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37" table:number-columns-spanned="4" table:number-rows-spanned="1"/>
          <table:covered-table-cell table:number-columns-repeated="3" table:style-name="ce20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41"/>
          <table:table-cell table:style-name="ce19"/>
          <table:table-cell table:style-name="ce39" table:number-columns-spanned="6" table:number-rows-spanned="1"/>
          <table:covered-table-cell table:number-columns-repeated="4" table:style-name="ce19"/>
          <table:covered-table-cell table:style-name="ce41"/>
        </table:table-row>
        <table:table-row table:style-name="ro2">
          <table:table-cell table:style-name="ce12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 table:number-columns-repeated="2"/>
          <table:covered-table-cell table:style-name="ce31"/>
          <table:covered-table-cell table:style-name="ce42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/>
          <table:table-cell table:style-name="ce24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covered-table-cell table:style-name="ce31"/>
          <table:covered-table-cell table:style-name="ce36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6" table:number-columns-repeated="2"/>
          <table:table-cell table:style-name="ce14" table:number-columns-repeated="2"/>
          <table:covered-table-cell table:style-name="ce31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8" table:number-columns-repeated="2"/>
          <table:table-cell table:style-name="ce14"/>
          <table:table-cell table:style-name="ce40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5" table:number-columns-repeated="2"/>
          <table:table-cell table:style-name="ce14"/>
          <table:table-cell table:style-name="ce40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26"/>
          <table:table-cell table:style-name="ce31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10"/>
          <table:table-cell table:style-name="ce17"/>
          <table:table-cell table:style-name="ce21" table:number-columns-repeated="2"/>
          <table:table-cell table:style-name="ce29"/>
          <table:table-cell table:style-name="ce21" table:number-columns-repeated="4"/>
          <table:table-cell table:style-name="ce17"/>
          <table:table-cell table:style-name="ce21" table:number-columns-repeated="2"/>
          <table:table-cell table:style-name="ce29"/>
          <table:table-cell table:style-name="ce5" table:number-columns-repeated="2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/>
          <table:table-cell table:style-name="ce40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/>
          <table:table-cell table:style-name="ce40"/>
          <table:covered-table-cell table:style-name="ce38"/>
          <table:covered-table-cell table:style-name="ce42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 table:number-columns-repeated="2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3:JMLR.A12 JMLR.A27:JMLR.A27 JMLR.F29:JMLR.F38 JMLR.A3:JMLR.A12 JMLR.A1:JMLR.A1 JMLR.F3:JMLR.F12 JMLR.A3:JMLR.A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3:JMLR.A12 JMLR.A27:JMLR.A27 JMLR.G29:JMLR.G38 JMLR.A3:JMLR.A12 JMLR.A1:JMLR.A1 JMLR.G3:JMLR.G12 JMLR.A3:JMLR.A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3:JMLR.A12 JMLR.A27:JMLR.A27 JMLR.H29:JMLR.H38 JMLR.A3:JMLR.A12 JMLR.A1:JMLR.A1 JMLR.H3:JMLR.H12 JMLR.A3:JMLR.A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3:JMLR.A12 JMLR.A27:JMLR.A27 JMLR.I29:JMLR.I38 JMLR.A3:JMLR.A12 JMLR.A1:JMLR.A1 JMLR.I3:JMLR.I12 JMLR.A3:JMLR.A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3:JMLR.A12 JMLR.A27:JMLR.A27 JMLR.J29:JMLR.J38 JMLR.A3:JMLR.A12 JMLR.A1:JMLR.A1 JMLR.J3:JMLR.J12 JMLR.A3:JMLR.A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4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]/([.B3]+[.D3])" office:value-type="float" office:value="0.909090909090909" calcext:value-type="float">
            <text:p>0.909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52380952380952" calcext:value-type="float">
            <text:p>0.952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0.8" calcext:value-type="float">
            <text:p>0.800</text:p>
          </table:table-cell>
          <table:table-cell table:style-name="ce30" table:formula="of:=2*([.F5]*[.G5])/([.F5]+[.G5])" office:value-type="float" office:value="0.888888888888889" calcext:value-type="float">
            <text:p>0.889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6]/([.B6]+[.D6])" office:value-type="float" office:value="0.909090909090909" calcext:value-type="float">
            <text:p>0.909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0.952380952380952" calcext:value-type="float">
            <text:p>0.952</text:p>
          </table:table-cell>
          <table:table-cell table:style-name="ce30" table:formula="of:=([.B6]+[.C6])/SUM([.B6:.E6])" office:value-type="float" office:value="0.971428571428571" calcext:value-type="float">
            <text:p>0.971</text:p>
          </table:table-cell>
          <table:table-cell table:style-name="ce30" table:formula="of:=1-[.I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1" calcext:value-type="float">
            <text:p>1.000</text:p>
          </table:table-cell>
          <table:table-cell table:style-name="ce30" table:formula="of:=2*([.F7]*[.G7])/([.F7]+[.G7])" office:value-type="float" office:value="1" calcext:value-type="float">
            <text:p>1.000</text:p>
          </table:table-cell>
          <table:table-cell table:style-name="ce30" table:formula="of:=([.B7]+[.C7])/SUM([.B7:.E7])" office:value-type="float" office:value="1" calcext:value-type="float">
            <text:p>1.000</text:p>
          </table:table-cell>
          <table:table-cell table:style-name="ce30" table:formula="of:=1-[.I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1" calcext:value-type="float">
            <text:p>1.000</text:p>
          </table:table-cell>
          <table:table-cell table:style-name="ce30"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" calcext:value-type="float">
            <text:p>0.800</text:p>
          </table:table-cell>
          <table:table-cell table:style-name="ce30" table:formula="of:=2*([.F11]*[.G11])/([.F11]+[.G11])" office:value-type="float" office:value="0.888888888888889" calcext:value-type="float">
            <text:p>0.889</text:p>
          </table:table-cell>
          <table:table-cell table:style-name="ce30" table:formula="of:=([.B11]+[.C11])/SUM([.B11:.E11])" office:value-type="float" office:value="0.944444444444444" calcext:value-type="float">
            <text:p>0.944</text:p>
          </table:table-cell>
          <table:table-cell table:style-name="ce30" table:formula="of:=1-[.I11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2]/([.B12]+[.D12])" office:value-type="float" office:value="0.909090909090909" calcext:value-type="float">
            <text:p>0.909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52380952380952" calcext:value-type="float">
            <text:p>0.952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0.8" calcext:value-type="float">
            <text:p>0.800</text:p>
          </table:table-cell>
          <table:table-cell table:style-name="ce30" table:formula="of:=2*([.F18]*[.G18])/([.F18]+[.G18])" office:value-type="float" office:value="0.888888888888889" calcext:value-type="float">
            <text:p>0.889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9]/([.B19]+[.D19])" office:value-type="float" office:value="0.909090909090909" calcext:value-type="float">
            <text:p>0.909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0.952380952380952" calcext:value-type="float">
            <text:p>0.952</text:p>
          </table:table-cell>
          <table:table-cell table:style-name="ce30" table:formula="of:=([.B19]+[.C19])/SUM([.B19:.E19])" office:value-type="float" office:value="0.971428571428571" calcext:value-type="float">
            <text:p>0.971</text:p>
          </table:table-cell>
          <table:table-cell table:style-name="ce30" table:formula="of:=1-[.I19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1" calcext:value-type="float">
            <text:p>1.000</text:p>
          </table:table-cell>
          <table:table-cell table:style-name="ce30"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1" calcext:value-type="float">
            <text:p>1.000</text:p>
          </table:table-cell>
          <table:table-cell table:style-name="ce30"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8" calcext:value-type="float">
            <text:p>0.800</text:p>
          </table:table-cell>
          <table:table-cell table:style-name="ce30" table:formula="of:=2*([.F24]*[.G24])/([.F24]+[.G24])" office:value-type="float" office:value="0.888888888888889" calcext:value-type="float">
            <text:p>0.889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0-[.E29]" office:value-type="float" office:value="10" calcext:value-type="float">
            <text:p>10</text:p>
          </table:table-cell>
          <table:table-cell table:style-name="ce14" table:formula="of:=25-[.D29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9]/([.B29]+[.D29])" office:value-type="float" office:value="1" calcext:value-type="float">
            <text:p>1.000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1" calcext:value-type="float">
            <text:p>1.000</text:p>
          </table:table-cell>
          <table:table-cell table:style-name="ce30" table:formula="of:=([.B29]+[.C29])/SUM([.B29:.E29])" office:value-type="float" office:value="1" calcext:value-type="float">
            <text:p>1.000</text:p>
          </table:table-cell>
          <table:table-cell table:style-name="ce30" table:formula="of:=1-[.I2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0-[.E30]" office:value-type="float" office:value="10" calcext:value-type="float">
            <text:p>10</text:p>
          </table:table-cell>
          <table:table-cell table:style-name="ce14" table:formula="of:=25-[.D30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30]/([.B30]+[.D30])" office:value-type="float" office:value="1" calcext:value-type="float">
            <text:p>1.000</text:p>
          </table:table-cell>
          <table:table-cell table:style-name="ce30" table:formula="of:=[.B30]/([.B30]+[.E30])" office:value-type="float" office:value="1" calcext:value-type="float">
            <text:p>1.000</text:p>
          </table:table-cell>
          <table:table-cell table:style-name="ce30" table:formula="of:=2*([.F30]*[.G30])/([.F30]+[.G30])" office:value-type="float" office:value="1" calcext:value-type="float">
            <text:p>1.000</text:p>
          </table:table-cell>
          <table:table-cell table:style-name="ce30" table:formula="of:=([.B30]+[.C30])/SUM([.B30:.E30])" office:value-type="float" office:value="1" calcext:value-type="float">
            <text:p>1.000</text:p>
          </table:table-cell>
          <table:table-cell table:style-name="ce30" table:formula="of:=1-[.I30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0-[.E31]" office:value-type="float" office:value="10" calcext:value-type="float">
            <text:p>10</text:p>
          </table:table-cell>
          <table:table-cell table:style-name="ce14" table:formula="of:=25-[.D31]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1]/([.B31]+[.D31])" office:value-type="float" office:value="0.909090909090909" calcext:value-type="float">
            <text:p>0.909</text:p>
          </table:table-cell>
          <table:table-cell table:style-name="ce30" table:formula="of:=[.B31]/([.B31]+[.E31])" office:value-type="float" office:value="1" calcext:value-type="float">
            <text:p>1.000</text:p>
          </table:table-cell>
          <table:table-cell table:style-name="ce30" table:formula="of:=2*([.F31]*[.G31])/([.F31]+[.G31])" office:value-type="float" office:value="0.952380952380952" calcext:value-type="float">
            <text:p>0.952</text:p>
          </table:table-cell>
          <table:table-cell table:style-name="ce30" table:formula="of:=([.B31]+[.C31])/SUM([.B31:.E31])" office:value-type="float" office:value="0.971428571428571" calcext:value-type="float">
            <text:p>0.971</text:p>
          </table:table-cell>
          <table:table-cell table:style-name="ce30" table:formula="of:=1-[.I31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0-[.E32]" office:value-type="float" office:value="10" calcext:value-type="float">
            <text:p>10</text:p>
          </table:table-cell>
          <table:table-cell table:style-name="ce14" table:formula="of:=25-[.D32]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2]/([.B32]+[.D32])" office:value-type="float" office:value="0.909090909090909" calcext:value-type="float">
            <text:p>0.909</text:p>
          </table:table-cell>
          <table:table-cell table:style-name="ce30" table:formula="of:=[.B32]/([.B32]+[.E32])" office:value-type="float" office:value="1" calcext:value-type="float">
            <text:p>1.000</text:p>
          </table:table-cell>
          <table:table-cell table:style-name="ce30" table:formula="of:=2*([.F32]*[.G32])/([.F32]+[.G32])" office:value-type="float" office:value="0.952380952380952" calcext:value-type="float">
            <text:p>0.952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0-[.E33]" office:value-type="float" office:value="10" calcext:value-type="float">
            <text:p>10</text:p>
          </table:table-cell>
          <table:table-cell table:style-name="ce14" table:formula="of:=25-[.D33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1" calcext:value-type="float">
            <text:p>1.000</text:p>
          </table:table-cell>
          <table:table-cell table:style-name="ce30"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0-[.E34]" office:value-type="float" office:value="10" calcext:value-type="float">
            <text:p>10</text:p>
          </table:table-cell>
          <table:table-cell table:style-name="ce14" table:formula="of:=25-[.D34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1" calcext:value-type="float">
            <text:p>1.000</text:p>
          </table:table-cell>
          <table:table-cell table:style-name="ce30" table:formula="of:=2*([.F34]*[.G34])/([.F34]+[.G34])" office:value-type="float" office:value="1" calcext:value-type="float">
            <text:p>1.000</text:p>
          </table:table-cell>
          <table:table-cell table:style-name="ce30" table:formula="of:=([.B34]+[.C34])/SUM([.B34:.E34])" office:value-type="float" office:value="1" calcext:value-type="float">
            <text:p>1.000</text:p>
          </table:table-cell>
          <table:table-cell table:style-name="ce30" table:formula="of:=1-[.I34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0-[.E35]" office:value-type="float" office:value="10" calcext:value-type="float">
            <text:p>10</text:p>
          </table:table-cell>
          <table:table-cell table:style-name="ce14" table:formula="of:=25-[.D35]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35]/([.B35]+[.D35])" office:value-type="float" office:value="1" calcext:value-type="float">
            <text:p>1.000</text:p>
          </table:table-cell>
          <table:table-cell table:style-name="ce30" table:formula="of:=[.B35]/([.B35]+[.E35])" office:value-type="float" office:value="1" calcext:value-type="float">
            <text:p>1.000</text:p>
          </table:table-cell>
          <table:table-cell table:style-name="ce30" table:formula="of:=2*([.F35]*[.G35])/([.F35]+[.G35])" office:value-type="float" office:value="1" calcext:value-type="float">
            <text:p>1.000</text:p>
          </table:table-cell>
          <table:table-cell table:style-name="ce30" table:formula="of:=([.B35]+[.C35])/SUM([.B35:.E35])" office:value-type="float" office:value="1" calcext:value-type="float">
            <text:p>1.000</text:p>
          </table:table-cell>
          <table:table-cell table:style-name="ce30" table:formula="of:=1-[.I35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0-[.E36]" office:value-type="float" office:value="8" calcext:value-type="float">
            <text:p>8</text:p>
          </table:table-cell>
          <table:table-cell table:style-name="ce14" table:formula="of:=26-[.D36]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table:formula="of:=[.B36]/([.B36]+[.D36])" office:value-type="float" office:value="0.888888888888889" calcext:value-type="float">
            <text:p>0.889</text:p>
          </table:table-cell>
          <table:table-cell table:style-name="ce30" table:formula="of:=[.B36]/([.B36]+[.E36])" office:value-type="float" office:value="0.8" calcext:value-type="float">
            <text:p>0.800</text:p>
          </table:table-cell>
          <table:table-cell table:style-name="ce30" table:formula="of:=2*([.F36]*[.G36])/([.F36]+[.G36])" office:value-type="float" office:value="0.842105263157895" calcext:value-type="float">
            <text:p>0.842</text:p>
          </table:table-cell>
          <table:table-cell table:style-name="ce30" table:formula="of:=([.B36]+[.C36])/SUM([.B36:.E36])" office:value-type="float" office:value="0.916666666666667" calcext:value-type="float">
            <text:p>0.917</text:p>
          </table:table-cell>
          <table:table-cell table:style-name="ce30" table:formula="of:=1-[.I36]" office:value-type="float" office:value="0.0833333333333334" calcext:value-type="float">
            <text:p>0.083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0-[.E37]" office:value-type="float" office:value="10" calcext:value-type="float">
            <text:p>10</text:p>
          </table:table-cell>
          <table:table-cell table:style-name="ce14" table:formula="of:=26-[.D37]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table:formula="of:=[.B37]/([.B37]+[.D37])" office:value-type="float" office:value="0.833333333333333" calcext:value-type="float">
            <text:p>0.833</text:p>
          </table:table-cell>
          <table:table-cell table:style-name="ce30" table:formula="of:=[.B37]/([.B37]+[.E37])" office:value-type="float" office:value="1" calcext:value-type="float">
            <text:p>1.000</text:p>
          </table:table-cell>
          <table:table-cell table:style-name="ce30" table:formula="of:=2*([.F37]*[.G37])/([.F37]+[.G37])" office:value-type="float" office:value="0.909090909090909" calcext:value-type="float">
            <text:p>0.909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0-[.E38]" office:value-type="float" office:value="10" calcext:value-type="float">
            <text:p>10</text:p>
          </table:table-cell>
          <table:table-cell table:style-name="ce14" table:formula="of:=26-[.D38]"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0" table:formula="of:=[.B38]/([.B38]+[.D38])" office:value-type="float" office:value="0.769230769230769" calcext:value-type="float">
            <text:p>0.769</text:p>
          </table:table-cell>
          <table:table-cell table:style-name="ce30" table:formula="of:=[.B38]/([.B38]+[.E38])" office:value-type="float" office:value="1" calcext:value-type="float">
            <text:p>1.000</text:p>
          </table:table-cell>
          <table:table-cell table:style-name="ce30" table:formula="of:=2*([.F38]*[.G38])/([.F38]+[.G38])" office:value-type="float" office:value="0.869565217391304" calcext:value-type="float">
            <text:p>0.870</text:p>
          </table:table-cell>
          <table:table-cell table:style-name="ce30" table:formula="of:=([.B38]+[.C38])/SUM([.B38:.E38])" office:value-type="float" office:value="0.916666666666667" calcext:value-type="float">
            <text:p>0.917</text:p>
          </table:table-cell>
          <table:table-cell table:style-name="ce30" table:formula="of:=1-[.I38]" office:value-type="float" office:value="0.0833333333333334" calcext:value-type="float">
            <text:p>0.08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 table:number-rows-repeated="13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19" table:number-columns-repeated="6"/>
          <table:table-cell table:style-name="ce39"/>
          <table:table-cell table:style-name="ce19" table:number-columns-repeated="4"/>
          <table:table-cell table:style-name="ce41"/>
          <table:table-cell table:style-name="ce46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 table:number-columns-repeated="9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1"/>
          <table:table-cell table:style-name="ce23"/>
          <table:table-cell table:style-name="ce31" table:number-columns-repeated="3"/>
          <table:table-cell table:number-columns-repeated="2"/>
          <table:table-cell table:style-name="ce31"/>
          <table:table-cell table:style-name="ce23"/>
          <table:table-cell table:style-name="ce31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/>
          <table:table-cell table:style-name="ce44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44"/>
          <table:table-cell table:style-name="ce38" table:number-columns-repeated="3"/>
          <table:table-cell table:number-columns-repeated="2"/>
          <table:table-cell table:style-name="ce38"/>
          <table:table-cell table:style-name="ce44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4"/>
          <table:table-cell table:style-name="ce38" table:number-columns-repeated="2"/>
          <table:table-cell table:number-columns-repeated="2"/>
          <table:table-cell table:style-name="ce38"/>
          <table:table-cell table:style-name="ce23"/>
          <table:table-cell table:style-name="ce38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1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4"/>
          <table:table-cell table:number-columns-repeated="2"/>
          <table:table-cell table:style-name="ce23"/>
          <table:table-cell table:style-name="ce31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8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2"/>
          <table:table-cell table:style-name="ce24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6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3:MLJNODISCR.A12 MLJNODISCR.A27:MLJNODISCR.A27 MLJNODISCR.F29:MLJNODISCR.F38 MLJNODISCR.A3:MLJNODISCR.A12 MLJNODISCR.A1:MLJNODISCR.A1 MLJNODISCR.F3:MLJNODISCR.F12 MLJNODISCR.A3:MLJNODISCR.A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3:MLJNODISCR.A12 MLJNODISCR.A27:MLJNODISCR.A27 MLJNODISCR.G29:MLJNODISCR.G38 MLJNODISCR.A3:MLJNODISCR.A12 MLJNODISCR.A1:MLJNODISCR.A1 MLJNODISCR.G3:MLJNODISCR.G12 MLJNODISCR.A3:MLJNODISCR.A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3:MLJNODISCR.A12 MLJNODISCR.A27:MLJNODISCR.A27 MLJNODISCR.H29:MLJNODISCR.H38 MLJNODISCR.A3:MLJNODISCR.A12 MLJNODISCR.A1:MLJNODISCR.A1 MLJNODISCR.H3:MLJNODISCR.H12 MLJNODISCR.A3:MLJNODISCR.A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3:MLJNODISCR.A12 MLJNODISCR.A27:MLJNODISCR.A27 MLJNODISCR.I29:MLJNODISCR.I38 MLJNODISCR.A3:MLJNODISCR.A12 MLJNODISCR.A1:MLJNODISCR.A1 MLJNODISCR.I3:MLJNODISCR.I12 MLJNODISCR.A3:MLJNODISCR.A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3:MLJNODISCR.A12 MLJNODISCR.A27:MLJNODISCR.A27 MLJNODISCR.J29:MLJNODISCR.J38 MLJNODISCR.A3:MLJNODISCR.A12 MLJNODISCR.A1:MLJNODISCR.A1 MLJNODISCR.J3:MLJNODISCR.J12 MLJNODISCR.A3:MLJNODISCR.A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0.916666666666667" calcext:value-type="float">
            <text:p>0.917</text:p>
          </table:table-cell>
          <table:table-cell table:style-name="ce30" table:formula="of:=2*([.F3]*[.G3])/([.F3]+[.G3])" office:value-type="float" office:value="0.956521739130435" calcext:value-type="float">
            <text:p>0.957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5]/([.B5]+[.D5])" office:value-type="float" office:value="0.916666666666667" calcext:value-type="float">
            <text:p>0.917</text:p>
          </table:table-cell>
          <table:table-cell table:style-name="ce30" table:formula="of:=[.B5]/([.B5]+[.E5])" office:value-type="float" office:value="0.916666666666667" calcext:value-type="float">
            <text:p>0.917</text:p>
          </table:table-cell>
          <table:table-cell table:style-name="ce30" table:formula="of:=2*([.F5]*[.G5])/([.F5]+[.G5])" office:value-type="float" office:value="0.916666666666667" calcext:value-type="float">
            <text:p>0.917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916666666666667" calcext:value-type="float">
            <text:p>0.917</text:p>
          </table:table-cell>
          <table:table-cell table:style-name="ce30" table:formula="of:=2*([.F7]*[.G7])/([.F7]+[.G7])" office:value-type="float" office:value="0.956521739130435" calcext:value-type="float">
            <text:p>0.957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916666666666667" calcext:value-type="float">
            <text:p>0.917</text:p>
          </table:table-cell>
          <table:table-cell table:style-name="ce30" table:formula="of:=2*([.F8]*[.G8])/([.F8]+[.G8])" office:value-type="float" office:value="0.956521739130435" calcext:value-type="float">
            <text:p>0.957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0.833333333333333" calcext:value-type="float">
            <text:p>0.833</text:p>
          </table:table-cell>
          <table:table-cell table:style-name="ce30" table:formula="of:=2*([.F9]*[.G9])/([.F9]+[.G9])" office:value-type="float" office:value="0.909090909090909" calcext:value-type="float">
            <text:p>0.909</text:p>
          </table:table-cell>
          <table:table-cell table:style-name="ce30" table:formula="of:=([.B9]+[.C9])/SUM([.B9:.E9])" office:value-type="float" office:value="0.942857142857143" calcext:value-type="float">
            <text:p>0.943</text:p>
          </table:table-cell>
          <table:table-cell table:style-name="ce30" table:formula="of:=1-[.I9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1]/([.B11]+[.D11])" office:value-type="float" office:value="0.928571428571429" calcext:value-type="float">
            <text:p>0.929</text:p>
          </table:table-cell>
          <table:table-cell table:style-name="ce30" table:formula="of:=[.B11]/([.B11]+[.E11])" office:value-type="float" office:value="1" calcext:value-type="float">
            <text:p>1.000</text:p>
          </table:table-cell>
          <table:table-cell table:style-name="ce30" table:formula="of:=2*([.F11]*[.G11])/([.F11]+[.G11])" office:value-type="float" office:value="0.962962962962963" calcext:value-type="float">
            <text:p>0.96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66666666666667" calcext:value-type="float">
            <text:p>0.867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28571428571429" calcext:value-type="float">
            <text:p>0.929</text:p>
          </table:table-cell>
          <table:table-cell table:style-name="ce30" table:formula="of:=([.B12]+[.C12])/SUM([.B12:.E12])" office:value-type="float" office:value="0.944444444444444" calcext:value-type="float">
            <text:p>0.944</text:p>
          </table:table-cell>
          <table:table-cell table:style-name="ce30" table:formula="of:=1-[.I12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0.916666666666667" calcext:value-type="float">
            <text:p>0.917</text:p>
          </table:table-cell>
          <table:table-cell table:style-name="ce30" table:formula="of:=2*([.F16]*[.G16])/([.F16]+[.G16])" office:value-type="float" office:value="0.956521739130435" calcext:value-type="float">
            <text:p>0.957</text:p>
          </table:table-cell>
          <table:table-cell table:style-name="ce30" table:formula="of:=([.B16]+[.C16])/SUM([.B16:.E16])" office:value-type="float" office:value="0.971428571428571" calcext:value-type="float">
            <text:p>0.971</text:p>
          </table:table-cell>
          <table:table-cell table:style-name="ce30" table:formula="of:=1-[.I1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18]/([.B18]+[.D18])" office:value-type="float" office:value="0.916666666666667" calcext:value-type="float">
            <text:p>0.917</text:p>
          </table:table-cell>
          <table:table-cell table:style-name="ce30"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916666666666667" calcext:value-type="float">
            <text:p>0.917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0.833333333333333" calcext:value-type="float">
            <text:p>0.833</text:p>
          </table:table-cell>
          <table:table-cell table:style-name="ce30" table:formula="of:=2*([.F19]*[.G19])/([.F19]+[.G19])" office:value-type="float" office:value="0.909090909090909" calcext:value-type="float">
            <text:p>0.909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0.916666666666667" calcext:value-type="float">
            <text:p>0.917</text:p>
          </table:table-cell>
          <table:table-cell table:style-name="ce30" table:formula="of:=2*([.F20]*[.G20])/([.F20]+[.G20])" office:value-type="float" office:value="0.956521739130435" calcext:value-type="float">
            <text:p>0.957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56521739130435" calcext:value-type="float">
            <text:p>0.957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33333333333333" calcext:value-type="float">
            <text:p>0.833</text:p>
          </table:table-cell>
          <table:table-cell table:style-name="ce30" table:formula="of:=2*([.F22]*[.G22])/([.F22]+[.G22])" office:value-type="float" office:value="0.909090909090909" calcext:value-type="float">
            <text:p>0.909</text:p>
          </table:table-cell>
          <table:table-cell table:style-name="ce30" table:formula="of:=([.B22]+[.C22])/SUM([.B22:.E22])" office:value-type="float" office:value="0.942857142857143" calcext:value-type="float">
            <text:p>0.943</text:p>
          </table:table-cell>
          <table:table-cell table:style-name="ce30" table:formula="of:=1-[.I22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24]/([.B24]+[.D24])" office:value-type="float" office:value="0.923076923076923" calcext:value-type="float">
            <text:p>0.923</text:p>
          </table:table-cell>
          <table:table-cell table:style-name="ce30" table:formula="of:=[.B24]/([.B24]+[.E24])" office:value-type="float" office:value="0.923076923076923" calcext:value-type="float">
            <text:p>0.923</text:p>
          </table:table-cell>
          <table:table-cell table:style-name="ce30" table:formula="of:=2*([.F24]*[.G24])/([.F24]+[.G24])" office:value-type="float" office:value="0.923076923076923" calcext:value-type="float">
            <text:p>0.92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0.866666666666667" calcext:value-type="float">
            <text:p>0.867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0.928571428571429" calcext:value-type="float">
            <text:p>0.929</text:p>
          </table:table-cell>
          <table:table-cell table:style-name="ce30" table:formula="of:=([.B25]+[.C25])/SUM([.B25:.E25])" office:value-type="float" office:value="0.944444444444444" calcext:value-type="float">
            <text:p>0.944</text:p>
          </table:table-cell>
          <table:table-cell table:style-name="ce30" table:formula="of:=1-[.I25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 table:number-columns-repeated="9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2-[.E29]" office:value-type="float" office:value="0" calcext:value-type="float">
            <text:p>0</text:p>
          </table:table-cell>
          <table:table-cell table:style-name="ce14" table:formula="of:=23-[.D29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0" table:formula="of:=[.B29]/([.B29]+[.D29])" office:value-type="float" office:value="0" calcext:value-type="float">
            <text:p>0.000</text:p>
          </table:table-cell>
          <table:table-cell table:style-name="ce30" table:formula="of:=[.B29]/([.B29]+[.E29])" office:value-type="float" office:value="0" calcext:value-type="float">
            <text:p>0.000</text:p>
          </table:table-cell>
          <table:table-cell table:style-name="ce30" table:formula="of:=2*([.F29]*[.G29])/([.F29]+[.G29])" office:value-type="string" office:string-value="" calcext:value-type="error">
            <text:p>#DIV/0!</text:p>
          </table:table-cell>
          <table:table-cell table:style-name="ce30" table:formula="of:=([.B29]+[.C29])/SUM([.B29:.E29])" office:value-type="float" office:value="0.628571428571429" calcext:value-type="float">
            <text:p>0.629</text:p>
          </table:table-cell>
          <table:table-cell table:style-name="ce30" table:formula="of:=1-[.I29]" office:value-type="float" office:value="0.371428571428571" calcext:value-type="float">
            <text:p>0.371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2-[.E30]" office:value-type="float" office:value="2" calcext:value-type="float">
            <text:p>2</text:p>
          </table:table-cell>
          <table:table-cell table:style-name="ce14" table:formula="of:=23-[.D30]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0]/([.B30]+[.D30])" office:value-type="float" office:value="0.5" calcext:value-type="float">
            <text:p>0.500</text:p>
          </table:table-cell>
          <table:table-cell table:style-name="ce30" table:formula="of:=[.B30]/([.B30]+[.E30])" office:value-type="float" office:value="0.166666666666667" calcext:value-type="float">
            <text:p>0.167</text:p>
          </table:table-cell>
          <table:table-cell table:style-name="ce30" table:formula="of:=2*([.F30]*[.G30])/([.F30]+[.G30])" office:value-type="float" office:value="0.25" calcext:value-type="float">
            <text:p>0.250</text:p>
          </table:table-cell>
          <table:table-cell table:style-name="ce30" table:formula="of:=([.B30]+[.C30])/SUM([.B30:.E30])" office:value-type="float" office:value="0.657142857142857" calcext:value-type="float">
            <text:p>0.657</text:p>
          </table:table-cell>
          <table:table-cell table:style-name="ce30" table:formula="of:=1-[.I30]" office:value-type="float" office:value="0.342857142857143" calcext:value-type="float">
            <text:p>0.34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2-[.E31]" office:value-type="float" office:value="1" calcext:value-type="float">
            <text:p>1</text:p>
          </table:table-cell>
          <table:table-cell table:style-name="ce14" table:formula="of:=23-[.D31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1]/([.B31]+[.D31])" office:value-type="float" office:value="1" calcext:value-type="float">
            <text:p>1.000</text:p>
          </table:table-cell>
          <table:table-cell table:style-name="ce30" table:formula="of:=[.B31]/([.B31]+[.E31])" office:value-type="float" office:value="0.0833333333333333" calcext:value-type="float">
            <text:p>0.083</text:p>
          </table:table-cell>
          <table:table-cell table:style-name="ce30" table:formula="of:=2*([.F31]*[.G31])/([.F31]+[.G31])" office:value-type="float" office:value="0.153846153846154" calcext:value-type="float">
            <text:p>0.154</text:p>
          </table:table-cell>
          <table:table-cell table:style-name="ce30" table:formula="of:=([.B31]+[.C31])/SUM([.B31:.E31])" office:value-type="float" office:value="0.685714285714286" calcext:value-type="float">
            <text:p>0.686</text:p>
          </table:table-cell>
          <table:table-cell table:style-name="ce30" table:formula="of:=1-[.I31]" office:value-type="float" office:value="0.314285714285714" calcext:value-type="float">
            <text:p>0.314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2-[.E32]" office:value-type="float" office:value="2" calcext:value-type="float">
            <text:p>2</text:p>
          </table:table-cell>
          <table:table-cell table:style-name="ce14" table:formula="of:=23-[.D32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2]/([.B32]+[.D32])" office:value-type="float" office:value="0.666666666666667" calcext:value-type="float">
            <text:p>0.667</text:p>
          </table:table-cell>
          <table:table-cell table:style-name="ce30" table:formula="of:=[.B32]/([.B32]+[.E32])" office:value-type="float" office:value="0.166666666666667" calcext:value-type="float">
            <text:p>0.167</text:p>
          </table:table-cell>
          <table:table-cell table:style-name="ce30" table:formula="of:=2*([.F32]*[.G32])/([.F32]+[.G32])" office:value-type="float" office:value="0.266666666666667" calcext:value-type="float">
            <text:p>0.267</text:p>
          </table:table-cell>
          <table:table-cell table:style-name="ce30" table:formula="of:=([.B32]+[.C32])/SUM([.B32:.E32])" office:value-type="float" office:value="0.685714285714286" calcext:value-type="float">
            <text:p>0.686</text:p>
          </table:table-cell>
          <table:table-cell table:style-name="ce30" table:formula="of:=1-[.I32]" office:value-type="float" office:value="0.314285714285714" calcext:value-type="float">
            <text:p>0.314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2-[.E33]" office:value-type="float" office:value="4" calcext:value-type="float">
            <text:p>4</text:p>
          </table:table-cell>
          <table:table-cell table:style-name="ce14" table:formula="of:=23-[.D33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0.333333333333333" calcext:value-type="float">
            <text:p>0.333</text:p>
          </table:table-cell>
          <table:table-cell table:style-name="ce30" table:formula="of:=2*([.F33]*[.G33])/([.F33]+[.G33])" office:value-type="float" office:value="0.5" calcext:value-type="float">
            <text:p>0.500</text:p>
          </table:table-cell>
          <table:table-cell table:style-name="ce30" table:formula="of:=([.B33]+[.C33])/SUM([.B33:.E33])" office:value-type="float" office:value="0.771428571428571" calcext:value-type="float">
            <text:p>0.771</text:p>
          </table:table-cell>
          <table:table-cell table:style-name="ce30" table:formula="of:=1-[.I33]" office:value-type="float" office:value="0.228571428571429" calcext:value-type="float">
            <text:p>0.2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2-[.E34]" office:value-type="float" office:value="2" calcext:value-type="float">
            <text:p>2</text:p>
          </table:table-cell>
          <table:table-cell table:style-name="ce14" table:formula="of:=23-[.D34]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4]/([.B34]+[.D34])" office:value-type="float" office:value="0.666666666666667" calcext:value-type="float">
            <text:p>0.667</text:p>
          </table:table-cell>
          <table:table-cell table:style-name="ce30" table:formula="of:=[.B34]/([.B34]+[.E34])" office:value-type="float" office:value="0.166666666666667" calcext:value-type="float">
            <text:p>0.167</text:p>
          </table:table-cell>
          <table:table-cell table:style-name="ce30" table:formula="of:=2*([.F34]*[.G34])/([.F34]+[.G34])" office:value-type="float" office:value="0.266666666666667" calcext:value-type="float">
            <text:p>0.267</text:p>
          </table:table-cell>
          <table:table-cell table:style-name="ce30" table:formula="of:=([.B34]+[.C34])/SUM([.B34:.E34])" office:value-type="float" office:value="0.685714285714286" calcext:value-type="float">
            <text:p>0.686</text:p>
          </table:table-cell>
          <table:table-cell table:style-name="ce30" table:formula="of:=1-[.I34]" office:value-type="float" office:value="0.314285714285714" calcext:value-type="float">
            <text:p>0.314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2-[.E35]" office:value-type="float" office:value="4" calcext:value-type="float">
            <text:p>4</text:p>
          </table:table-cell>
          <table:table-cell table:style-name="ce14" table:formula="of:=23-[.D35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30" table:formula="of:=[.B35]/([.B35]+[.D35])" office:value-type="float" office:value="1" calcext:value-type="float">
            <text:p>1.000</text:p>
          </table:table-cell>
          <table:table-cell table:style-name="ce30" table:formula="of:=[.B35]/([.B35]+[.E35])" office:value-type="float" office:value="0.333333333333333" calcext:value-type="float">
            <text:p>0.333</text:p>
          </table:table-cell>
          <table:table-cell table:style-name="ce30" table:formula="of:=2*([.F35]*[.G35])/([.F35]+[.G35])" office:value-type="float" office:value="0.5" calcext:value-type="float">
            <text:p>0.500</text:p>
          </table:table-cell>
          <table:table-cell table:style-name="ce30" table:formula="of:=([.B35]+[.C35])/SUM([.B35:.E35])" office:value-type="float" office:value="0.771428571428571" calcext:value-type="float">
            <text:p>0.771</text:p>
          </table:table-cell>
          <table:table-cell table:style-name="ce30" table:formula="of:=1-[.I35]" office:value-type="float" office:value="0.228571428571429" calcext:value-type="float">
            <text:p>0.2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2-[.E36]" office:value-type="float" office:value="2" calcext:value-type="float">
            <text:p>2</text:p>
          </table:table-cell>
          <table:table-cell table:style-name="ce14" table:formula="of:=24-[.D36]" office:value-type="float" office:value="22" calcext:value-type="float">
            <text:p>22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6]/([.B36]+[.D36])" office:value-type="float" office:value="0.5" calcext:value-type="float">
            <text:p>0.500</text:p>
          </table:table-cell>
          <table:table-cell table:style-name="ce30" table:formula="of:=[.B36]/([.B36]+[.E36])" office:value-type="float" office:value="0.166666666666667" calcext:value-type="float">
            <text:p>0.167</text:p>
          </table:table-cell>
          <table:table-cell table:style-name="ce30" table:formula="of:=2*([.F36]*[.G36])/([.F36]+[.G36])" office:value-type="float" office:value="0.25" calcext:value-type="float">
            <text:p>0.250</text:p>
          </table:table-cell>
          <table:table-cell table:style-name="ce30" table:formula="of:=([.B36]+[.C36])/SUM([.B36:.E36])" office:value-type="float" office:value="0.666666666666667" calcext:value-type="float">
            <text:p>0.667</text:p>
          </table:table-cell>
          <table:table-cell table:style-name="ce30" table:formula="of:=1-[.I36]" office:value-type="float" office:value="0.333333333333333" calcext:value-type="float">
            <text:p>0.333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3-[.E37]" office:value-type="float" office:value="7" calcext:value-type="float">
            <text:p>7</text:p>
          </table:table-cell>
          <table:table-cell table:style-name="ce14" table:formula="of:=23-[.D37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0.538461538461538" calcext:value-type="float">
            <text:p>0.538</text:p>
          </table:table-cell>
          <table:table-cell table:style-name="ce30" table:formula="of:=2*([.F37]*[.G37])/([.F37]+[.G37])" office:value-type="float" office:value="0.7" calcext:value-type="float">
            <text:p>0.700</text:p>
          </table:table-cell>
          <table:table-cell table:style-name="ce30" table:formula="of:=([.B37]+[.C37])/SUM([.B37:.E37])" office:value-type="float" office:value="0.833333333333333" calcext:value-type="float">
            <text:p>0.833</text:p>
          </table:table-cell>
          <table:table-cell table:style-name="ce30" table:formula="of:=1-[.I37]" office:value-type="float" office:value="0.166666666666667" calcext:value-type="float">
            <text:p>0.16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3-[.E38]" office:value-type="float" office:value="3" calcext:value-type="float">
            <text:p>3</text:p>
          </table:table-cell>
          <table:table-cell table:style-name="ce14" table:formula="of:=23-[.D38]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8]/([.B38]+[.D38])" office:value-type="float" office:value="0.6" calcext:value-type="float">
            <text:p>0.600</text:p>
          </table:table-cell>
          <table:table-cell table:style-name="ce30" table:formula="of:=[.B38]/([.B38]+[.E38])" office:value-type="float" office:value="0.230769230769231" calcext:value-type="float">
            <text:p>0.231</text:p>
          </table:table-cell>
          <table:table-cell table:style-name="ce30" table:formula="of:=2*([.F38]*[.G38])/([.F38]+[.G38])" office:value-type="float" office:value="0.333333333333333" calcext:value-type="float">
            <text:p>0.333</text:p>
          </table:table-cell>
          <table:table-cell table:style-name="ce30" table:formula="of:=([.B38]+[.C38])/SUM([.B38:.E38])" office:value-type="float" office:value="0.666666666666667" calcext:value-type="float">
            <text:p>0.667</text:p>
          </table:table-cell>
          <table:table-cell table:style-name="ce30" table:formula="of:=1-[.I38]" office:value-type="float" office:value="0.333333333333333" calcext:value-type="float">
            <text:p>0.333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 table:number-rows-repeated="1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41" table:number-columns-repeated="5"/>
          <table:table-cell table:style-name="ce19"/>
          <table:table-cell table:style-name="ce13"/>
          <table:table-cell table:style-name="ce41" table:number-columns-repeated="3"/>
          <table:table-cell table:style-name="ce19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38" table:number-columns-repeated="4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48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/>
          <table:table-cell table:style-name="ce34"/>
          <table:table-cell table:style-name="ce38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11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31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/>
          <table:table-cell table:number-columns-repeated="8"/>
        </table:table-row>
        <table:table-row table:style-name="ro2" table:number-rows-repeated="3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3:MLJDISCR.A12 MLJDISCR.A27:MLJDISCR.A27 MLJDISCR.F29:MLJDISCR.F38 MLJDISCR.A3:MLJDISCR.A12 MLJDISCR.A1:MLJDISCR.A1 MLJDISCR.F3:MLJDISCR.F12 MLJDISCR.A3:MLJDISCR.A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3:MLJDISCR.A12 MLJDISCR.A27:MLJDISCR.A27 MLJDISCR.G29:MLJDISCR.G38 MLJDISCR.A3:MLJDISCR.A12 MLJDISCR.A1:MLJDISCR.A1 MLJDISCR.G3:MLJDISCR.G12 MLJDISCR.A3:MLJDISCR.A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3:MLJDISCR.A12 MLJDISCR.A27:MLJDISCR.A27 MLJDISCR.H29:MLJDISCR.H38 MLJDISCR.A3:MLJDISCR.A12 MLJDISCR.A1:MLJDISCR.A1 MLJDISCR.H3:MLJDISCR.H12 MLJDISCR.A3:MLJDISCR.A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3:MLJDISCR.A12 MLJDISCR.A27:MLJDISCR.A27 MLJDISCR.I29:MLJDISCR.I38 MLJDISCR.A3:MLJDISCR.A12 MLJDISCR.A1:MLJDISCR.A1 MLJDISCR.I3:MLJDISCR.I12 MLJDISCR.A3:MLJDISCR.A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3:MLJDISCR.A12 MLJDISCR.A27:MLJDISCR.A27 MLJDISCR.J29:MLJDISCR.J38 MLJDISCR.A3:MLJDISCR.A12 MLJDISCR.A1:MLJDISCR.A1 MLJDISCR.J3:MLJDISCR.J12 MLJDISCR.A3:MLJDISCR.A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ce30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.923</text:p>
          </table:table-cell>
          <table:table-cell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6" calcext:value-type="float">
            <text:p>0.960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.917</text:p>
          </table:table-cell>
          <table:table-cell table:formula="of:=[.B4]/([.B4]+[.E4])" office:value-type="float" office:value="0.916666666666667" calcext:value-type="float">
            <text:p>0.917</text:p>
          </table:table-cell>
          <table:table-cell table:style-name="ce30" table:formula="of:=2*([.F4]*[.G4])/([.F4]+[.G4])" office:value-type="float" office:value="0.916666666666667" calcext:value-type="float">
            <text:p>0.917</text:p>
          </table:table-cell>
          <table:table-cell table:style-name="ce30" table:formula="of:=([.B4]+[.C4])/SUM([.B4:.E4])" office:value-type="float" office:value="0.942857142857143" calcext:value-type="float">
            <text:p>0.943</text:p>
          </table:table-cell>
          <table:table-cell table:style-name="ce30" table:formula="of:=1-[.I4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.769</text:p>
          </table:table-cell>
          <table:table-cell table:formula="of:=[.B5]/([.B5]+[.E5])" office:value-type="float" office:value="0.833333333333333" calcext:value-type="float">
            <text:p>0.833</text:p>
          </table:table-cell>
          <table:table-cell table:style-name="ce30" table:formula="of:=2*([.F5]*[.G5])/([.F5]+[.G5])" office:value-type="float" office:value="0.8" calcext:value-type="float">
            <text:p>0.800</text:p>
          </table:table-cell>
          <table:table-cell table:style-name="ce30" table:formula="of:=([.B5]+[.C5])/SUM([.B5:.E5])" office:value-type="float" office:value="0.857142857142857" calcext:value-type="float">
            <text:p>0.857</text:p>
          </table:table-cell>
          <table:table-cell table:style-name="ce30" table:formula="of:=1-[.I5]" office:value-type="float" office:value="0.142857142857143" calcext:value-type="float">
            <text:p>0.143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.917</text:p>
          </table:table-cell>
          <table:table-cell table:formula="of:=[.B6]/([.B6]+[.E6])" office:value-type="float" office:value="0.916666666666667" calcext:value-type="float">
            <text:p>0.917</text:p>
          </table:table-cell>
          <table:table-cell table:style-name="ce30" table:formula="of:=2*([.F6]*[.G6])/([.F6]+[.G6])" office:value-type="float" office:value="0.916666666666667" calcext:value-type="float">
            <text:p>0.91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.900</text:p>
          </table:table-cell>
          <table:table-cell table:formula="of:=[.B7]/([.B7]+[.E7])" office:value-type="float" office:value="0.75" calcext:value-type="float">
            <text:p>0.750</text:p>
          </table:table-cell>
          <table:table-cell table:style-name="ce30" table:formula="of:=2*([.F7]*[.G7])/([.F7]+[.G7])" office:value-type="float" office:value="0.818181818181818" calcext:value-type="float">
            <text:p>0.818</text:p>
          </table:table-cell>
          <table:table-cell table:style-name="ce30" table:formula="of:=([.B7]+[.C7])/SUM([.B7:.E7])" office:value-type="float" office:value="0.885714285714286" calcext:value-type="float">
            <text:p>0.886</text:p>
          </table:table-cell>
          <table:table-cell table:style-name="ce30" table:formula="of:=1-[.I7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.909</text:p>
          </table:table-cell>
          <table:table-cell table:formula="of:=[.B8]/([.B8]+[.E8])" office:value-type="float" office:value="0.833333333333333" calcext:value-type="float">
            <text:p>0.833</text:p>
          </table:table-cell>
          <table:table-cell table:style-name="ce30" table:formula="of:=2*([.F8]*[.G8])/([.F8]+[.G8])" office:value-type="float" office:value="0.869565217391304" calcext:value-type="float">
            <text:p>0.870</text:p>
          </table:table-cell>
          <table:table-cell table:style-name="ce30" table:formula="of:=([.B8]+[.C8])/SUM([.B8:.E8])" office:value-type="float" office:value="0.914285714285714" calcext:value-type="float">
            <text:p>0.914</text:p>
          </table:table-cell>
          <table:table-cell table:style-name="ce30" table:formula="of:=1-[.I8]" office:value-type="float" office:value="0.0857142857142858" calcext:value-type="float">
            <text:p>0.086</text:p>
          </table:table-cell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.900</text:p>
          </table:table-cell>
          <table:table-cell table:formula="of:=[.B9]/([.B9]+[.E9])" office:value-type="float" office:value="0.75" calcext:value-type="float">
            <text:p>0.750</text:p>
          </table:table-cell>
          <table:table-cell table:style-name="ce30" table:formula="of:=2*([.F9]*[.G9])/([.F9]+[.G9])" office:value-type="float" office:value="0.818181818181818" calcext:value-type="float">
            <text:p>0.818</text:p>
          </table:table-cell>
          <table:table-cell table:style-name="ce30" table:formula="of:=([.B9]+[.C9])/SUM([.B9:.E9])" office:value-type="float" office:value="0.885714285714286" calcext:value-type="float">
            <text:p>0.886</text:p>
          </table:table-cell>
          <table:table-cell table:style-name="ce30" table:formula="of:=1-[.I9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0.916666666666667" calcext:value-type="float">
            <text:p>0.917</text:p>
          </table:table-cell>
          <table:table-cell table:style-name="ce30" table:formula="of:=2*([.F10]*[.G10])/([.F10]+[.G10])" office:value-type="float" office:value="0.956521739130435" calcext:value-type="float">
            <text:p>0.957</text:p>
          </table:table-cell>
          <table:table-cell table:style-name="ce30" table:formula="of:=([.B10]+[.C10])/SUM([.B10:.E10])" office:value-type="float" office:value="0.972222222222222" calcext:value-type="float">
            <text:p>0.972</text:p>
          </table:table-cell>
          <table:table-cell table:style-name="ce30" table:formula="of:=1-[.I10]" office:value-type="float" office:value="0.0277777777777778" calcext:value-type="float">
            <text:p>0.028</text:p>
          </table:table-cell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.889</text:p>
          </table:table-cell>
          <table:table-cell table:formula="of:=[.B11]/([.B11]+[.E11])" office:value-type="float" office:value="0.615384615384615" calcext:value-type="float">
            <text:p>0.615</text:p>
          </table:table-cell>
          <table:table-cell table:style-name="ce30" table:formula="of:=2*([.F11]*[.G11])/([.F11]+[.G11])" office:value-type="float" office:value="0.727272727272727" calcext:value-type="float">
            <text:p>0.727</text:p>
          </table:table-cell>
          <table:table-cell table:style-name="ce30" table:formula="of:=([.B11]+[.C11])/SUM([.B11:.E11])" office:value-type="float" office:value="0.833333333333333" calcext:value-type="float">
            <text:p>0.833</text:p>
          </table:table-cell>
          <table:table-cell table:style-name="ce30" table:formula="of:=1-[.I11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.818</text:p>
          </table:table-cell>
          <table:table-cell table:formula="of:=[.B12]/([.B12]+[.E12])" office:value-type="float" office:value="0.692307692307692" calcext:value-type="float">
            <text:p>0.692</text:p>
          </table:table-cell>
          <table:table-cell table:style-name="ce30" table:formula="of:=2*([.F12]*[.G12])/([.F12]+[.G12])" office:value-type="float" office:value="0.75" calcext:value-type="float">
            <text:p>0.750</text:p>
          </table:table-cell>
          <table:table-cell table:style-name="ce30" table:formula="of:=([.B12]+[.C12])/SUM([.B12:.E12])" office:value-type="float" office:value="0.833333333333333" calcext:value-type="float">
            <text:p>0.833</text:p>
          </table:table-cell>
          <table:table-cell table:style-name="ce30" table:formula="of:=1-[.I12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.917</text:p>
          </table:table-cell>
          <table:table-cell table:formula="of:=[.B17]/([.B17]+[.E17])" office:value-type="float" office:value="0.916666666666667" calcext:value-type="float">
            <text:p>0.917</text:p>
          </table:table-cell>
          <table:table-cell table:style-name="ce30" table:formula="of:=2*([.F17]*[.G17])/([.F17]+[.G17])" office:value-type="float" office:value="0.916666666666667" calcext:value-type="float">
            <text:p>0.917</text:p>
          </table:table-cell>
          <table:table-cell table:style-name="ce30" table:formula="of:=([.B17]+[.C17])/SUM([.B17:.E17])" office:value-type="float" office:value="0.942857142857143" calcext:value-type="float">
            <text:p>0.943</text:p>
          </table:table-cell>
          <table:table-cell table:style-name="ce30" table:formula="of:=1-[.I17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.786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846153846153846" calcext:value-type="float">
            <text:p>0.846</text:p>
          </table:table-cell>
          <table:table-cell table:style-name="ce30" table:formula="of:=([.B18]+[.C18])/SUM([.B18:.E18])" office:value-type="float" office:value="0.885714285714286" calcext:value-type="float">
            <text:p>0.886</text:p>
          </table:table-cell>
          <table:table-cell table:style-name="ce30" table:formula="of:=1-[.I18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.917</text:p>
          </table:table-cell>
          <table:table-cell table:formula="of:=[.B19]/([.B19]+[.E19])" office:value-type="float" office:value="0.916666666666667" calcext:value-type="float">
            <text:p>0.917</text:p>
          </table:table-cell>
          <table:table-cell table:style-name="ce30" table:formula="of:=2*([.F19]*[.G19])/([.F19]+[.G19])" office:value-type="float" office:value="0.916666666666667" calcext:value-type="float">
            <text:p>0.91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.833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style-name="ce30" table:formula="of:=2*([.F20]*[.G20])/([.F20]+[.G20])" office:value-type="float" office:value="0.833333333333333" calcext:value-type="float">
            <text:p>0.833</text:p>
          </table:table-cell>
          <table:table-cell table:style-name="ce30" table:formula="of:=([.B20]+[.C20])/SUM([.B20:.E20])" office:value-type="float" office:value="0.885714285714286" calcext:value-type="float">
            <text:p>0.886</text:p>
          </table:table-cell>
          <table:table-cell table:style-name="ce30" table:formula="of:=1-[.I20]" office:value-type="float" office:value="0.114285714285714" calcext:value-type="float">
            <text:p>0.114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.917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16666666666667" calcext:value-type="float">
            <text:p>0.917</text:p>
          </table:table-cell>
          <table:table-cell table:style-name="ce30" table:formula="of:=([.B21]+[.C21])/SUM([.B21:.E21])" office:value-type="float" office:value="0.942857142857143" calcext:value-type="float">
            <text:p>0.943</text:p>
          </table:table-cell>
          <table:table-cell table:style-name="ce30" table:formula="of:=1-[.I21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.900</text:p>
          </table:table-cell>
          <table:table-cell table:formula="of:=[.B22]/([.B22]+[.E22])" office:value-type="float" office:value="0.75" calcext:value-type="float">
            <text:p>0.750</text:p>
          </table:table-cell>
          <table:table-cell table:style-name="ce30" table:formula="of:=2*([.F22]*[.G22])/([.F22]+[.G22])" office:value-type="float" office:value="0.818181818181818" calcext:value-type="float">
            <text:p>0.818</text:p>
          </table:table-cell>
          <table:table-cell table:style-name="ce30" table:formula="of:=([.B22]+[.C22])/SUM([.B22:.E22])" office:value-type="float" office:value="0.885714285714286" calcext:value-type="float">
            <text:p>0.886</text:p>
          </table:table-cell>
          <table:table-cell table:style-name="ce30" table:formula="of:=1-[.I22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0.916666666666667" calcext:value-type="float">
            <text:p>0.917</text:p>
          </table:table-cell>
          <table:table-cell table:style-name="ce30" table:formula="of:=2*([.F23]*[.G23])/([.F23]+[.G23])" office:value-type="float" office:value="0.956521739130435" calcext:value-type="float">
            <text:p>0.957</text:p>
          </table:table-cell>
          <table:table-cell table:style-name="ce30" table:formula="of:=([.B23]+[.C23])/SUM([.B23:.E23])" office:value-type="float" office:value="0.972222222222222" calcext:value-type="float">
            <text:p>0.972</text:p>
          </table:table-cell>
          <table:table-cell table:style-name="ce30" table:formula="of:=1-[.I23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538461538461538" calcext:value-type="float">
            <text:p>0.538</text:p>
          </table:table-cell>
          <table:table-cell table:style-name="ce30" table:formula="of:=2*([.F24]*[.G24])/([.F24]+[.G24])" office:value-type="float" office:value="0.7" calcext:value-type="float">
            <text:p>0.700</text:p>
          </table:table-cell>
          <table:table-cell table:style-name="ce30" table:formula="of:=([.B24]+[.C24])/SUM([.B24:.E24])" office:value-type="float" office:value="0.833333333333333" calcext:value-type="float">
            <text:p>0.833</text:p>
          </table:table-cell>
          <table:table-cell table:style-name="ce30" table:formula="of:=1-[.I24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.889</text:p>
          </table:table-cell>
          <table:table-cell table:formula="of:=[.B25]/([.B25]+[.E25])" office:value-type="float" office:value="0.615384615384615" calcext:value-type="float">
            <text:p>0.615</text:p>
          </table:table-cell>
          <table:table-cell table:style-name="ce30" table:formula="of:=2*([.F25]*[.G25])/([.F25]+[.G25])" office:value-type="float" office:value="0.727272727272727" calcext:value-type="float">
            <text:p>0.727</text:p>
          </table:table-cell>
          <table:table-cell table:style-name="ce30" table:formula="of:=([.B25]+[.C25])/SUM([.B25:.E25])" office:value-type="float" office:value="0.833333333333333" calcext:value-type="float">
            <text:p>0.833</text:p>
          </table:table-cell>
          <table:table-cell table:style-name="ce30" table:formula="of:=1-[.I25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6" table:number-columns-repeated="3"/>
          <table:table-cell/>
          <table:table-cell table:style-name="Default" table:number-columns-repeated="3"/>
          <table:table-cell table:number-columns-repeated="4"/>
          <table:table-cell table:style-name="ce14" table:number-columns-repeated="2"/>
          <table:table-cell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/>
          <table:covered-table-cell table:style-name="Default"/>
          <table:covered-table-cell table:style-name="ce13"/>
          <table:covered-table-cell table:number-columns-repeated="6" table:style-name="ce41"/>
          <table:table-cell/>
          <table:table-cell table:style-name="ce14" table:number-columns-repeated="2"/>
          <table:table-cell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12-[.E29]" office:value-type="float" office:value="12" calcext:value-type="float">
            <text:p>12</text:p>
          </table:table-cell>
          <table:table-cell table:formula="of:=23-[.D29]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.857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923076923076923" calcext:value-type="float">
            <text:p>0.923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12-[.E30]" office:value-type="float" office:value="12" calcext:value-type="float">
            <text:p>12</text:p>
          </table:table-cell>
          <table:table-cell table:formula="of:=23-[.D30]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style-name="ce30" table:formula="of:=2*([.F30]*[.G30])/([.F30]+[.G30])" office:value-type="float" office:value="1" calcext:value-type="float">
            <text:p>1.000</text:p>
          </table:table-cell>
          <table:table-cell table:style-name="ce30" table:formula="of:=([.B30]+[.C30])/SUM([.B30:.E30])" office:value-type="float" office:value="1" calcext:value-type="float">
            <text:p>1.000</text:p>
          </table:table-cell>
          <table:table-cell table:style-name="ce30" table:formula="of:=1-[.I3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12-[.E31]" office:value-type="float" office:value="12" calcext:value-type="float">
            <text:p>12</text:p>
          </table:table-cell>
          <table:table-cell table:formula="of:=23-[.D31]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57142857142857" calcext:value-type="float">
            <text:p>0.857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style-name="ce30" table:formula="of:=2*([.F31]*[.G31])/([.F31]+[.G31])" office:value-type="float" office:value="0.923076923076923" calcext:value-type="float">
            <text:p>0.923</text:p>
          </table:table-cell>
          <table:table-cell table:style-name="ce30" table:formula="of:=([.B31]+[.C31])/SUM([.B31:.E31])" office:value-type="float" office:value="0.942857142857143" calcext:value-type="float">
            <text:p>0.943</text:p>
          </table:table-cell>
          <table:table-cell table:style-name="ce30" table:formula="of:=1-[.I31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12-[.E32]" office:value-type="float" office:value="11" calcext:value-type="float">
            <text:p>11</text:p>
          </table:table-cell>
          <table:table-cell table:formula="of:=23-[.D32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0.916666666666667" calcext:value-type="float">
            <text:p>0.917</text:p>
          </table:table-cell>
          <table:table-cell table:style-name="ce30" table:formula="of:=2*([.F32]*[.G32])/([.F32]+[.G32])" office:value-type="float" office:value="0.956521739130435" calcext:value-type="float">
            <text:p>0.957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12-[.E33]" office:value-type="float" office:value="12" calcext:value-type="float">
            <text:p>12</text:p>
          </table:table-cell>
          <table:table-cell table:formula="of:=23-[.D33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style-name="ce30"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12-[.E34]" office:value-type="float" office:value="12" calcext:value-type="float">
            <text:p>12</text:p>
          </table:table-cell>
          <table:table-cell table:formula="of:=23-[.D34]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.8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style-name="ce30" table:formula="of:=2*([.F34]*[.G34])/([.F34]+[.G34])" office:value-type="float" office:value="0.888888888888889" calcext:value-type="float">
            <text:p>0.889</text:p>
          </table:table-cell>
          <table:table-cell table:style-name="ce30" table:formula="of:=([.B34]+[.C34])/SUM([.B34:.E34])" office:value-type="float" office:value="0.914285714285714" calcext:value-type="float">
            <text:p>0.914</text:p>
          </table:table-cell>
          <table:table-cell table:style-name="ce30" table:formula="of:=1-[.I34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12-[.E35]" office:value-type="float" office:value="9" calcext:value-type="float">
            <text:p>9</text:p>
          </table:table-cell>
          <table:table-cell table:formula="of:=23-[.D35]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75" calcext:value-type="float">
            <text:p>0.750</text:p>
          </table:table-cell>
          <table:table-cell table:style-name="ce30"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14285714285714" calcext:value-type="float">
            <text:p>0.914</text:p>
          </table:table-cell>
          <table:table-cell table:style-name="ce30" table:formula="of:=1-[.I35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12-[.E36]" office:value-type="float" office:value="11" calcext:value-type="float">
            <text:p>11</text:p>
          </table:table-cell>
          <table:table-cell table:formula="of:=24-[.D36]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0.916666666666667" calcext:value-type="float">
            <text:p>0.917</text:p>
          </table:table-cell>
          <table:table-cell table:style-name="ce30" table:formula="of:=2*([.F36]*[.G36])/([.F36]+[.G36])" office:value-type="float" office:value="0.956521739130435" calcext:value-type="float">
            <text:p>0.957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13-[.E37]" office:value-type="float" office:value="12" calcext:value-type="float">
            <text:p>12</text:p>
          </table:table-cell>
          <table:table-cell table:formula="of:=23-[.D37]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.923</text:p>
          </table:table-cell>
          <table:table-cell table:formula="of:=[.B37]/([.B37]+[.E37])" office:value-type="float" office:value="0.923076923076923" calcext:value-type="float">
            <text:p>0.923</text:p>
          </table:table-cell>
          <table:table-cell table:style-name="ce30" table:formula="of:=2*([.F37]*[.G37])/([.F37]+[.G37])" office:value-type="float" office:value="0.923076923076923" calcext:value-type="float">
            <text:p>0.923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13-[.E38]" office:value-type="float" office:value="11" calcext:value-type="float">
            <text:p>11</text:p>
          </table:table-cell>
          <table:table-cell table:formula="of:=23-[.D38]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.917</text:p>
          </table:table-cell>
          <table:table-cell table:formula="of:=[.B38]/([.B38]+[.E38])" office:value-type="float" office:value="0.846153846153846" calcext:value-type="float">
            <text:p>0.846</text:p>
          </table:table-cell>
          <table:table-cell table:style-name="ce30" table:formula="of:=2*([.F38]*[.G38])/([.F38]+[.G38])" office:value-type="float" office:value="0.88" calcext:value-type="float">
            <text:p>0.880</text:p>
          </table:table-cell>
          <table:table-cell table:style-name="ce30" table:formula="of:=([.B38]+[.C38])/SUM([.B38:.E38])" office:value-type="float" office:value="0.916666666666667" calcext:value-type="float">
            <text:p>0.917</text:p>
          </table:table-cell>
          <table:table-cell table:style-name="ce30" table:formula="of:=1-[.I38]" office:value-type="float" office:value="0.0833333333333334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5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3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3" table:number-columns-spanned="6" table:number-rows-spanned="1"/>
          <table:covered-table-cell table:number-columns-repeated="3" table:style-name="ce41"/>
          <table:covered-table-cell table:style-name="ce19"/>
          <table:covered-table-cell table:style-name="ce41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6" table:number-columns-spanned="1" table:number-rows-spanned="2"/>
          <table:table-cell table:style-name="ce38" table:number-columns-spanned="1" table:number-rows-spanned="2"/>
          <table:table-cell table:style-name="ce26" table:number-columns-spanned="1" table:number-rows-spanned="2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3:SVLN.A12 SVLN.A27:SVLN.A27 SVLN.F29:SVLN.F38 SVLN.A3:SVLN.A12 SVLN.A1:SVLN.A1 SVLN.F3:SVLN.F12 SVLN.A3:SVLN.A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3:SVLN.A12 SVLN.A27:SVLN.A27 SVLN.G29:SVLN.G38 SVLN.A3:SVLN.A12 SVLN.A1:SVLN.A1 SVLN.G3:SVLN.G12 SVLN.A3:SVLN.A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3:SVLN.A12 SVLN.A27:SVLN.A27 SVLN.H29:SVLN.H38 SVLN.A3:SVLN.A12 SVLN.A1:SVLN.A1 SVLN.H3:SVLN.H12 SVLN.A3:SVLN.A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748cm" svg:y="10.994cm">
            <draw:object draw:notify-on-update-of-ranges="SVLN.A3:SVLN.A12 SVLN.A3:SVLN.A12 SVLN.A27:SVLN.A27 SVLN.I29:SVLN.I38 SVLN.A3:SVLN.A12 SVLN.A1:SVLN.A1 SVLN.I3:SVLN.I12 SVLN.A3:SVLN.A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3:SVLN.A12 SVLN.A27:SVLN.A27 SVLN.J29:SVLN.J38 SVLN.A3:SVLN.A12 SVLN.A1:SVLN.A1 SVLN.J3:SVLN.J12 SVLN.A3:SVLN.A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0.857142857142857" calcext:value-type="float">
            <text:p>0.857</text:p>
          </table:table-cell>
          <table:table-cell table:style-name="ce30" table:formula="of:=2*([.F4]*[.G4])/([.F4]+[.G4])" office:value-type="float" office:value="0.923076923076923" calcext:value-type="float">
            <text:p>0.923</text:p>
          </table:table-cell>
          <table:table-cell table:style-name="ce30" table:formula="of:=([.B4]+[.C4])/SUM([.B4:.E4])" office:value-type="float" office:value="0.971428571428571" calcext:value-type="float">
            <text:p>0.971</text:p>
          </table:table-cell>
          <table:table-cell table:style-name="ce30" table:formula="of:=1-[.I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1" calcext:value-type="float">
            <text:p>1.000</text:p>
          </table:table-cell>
          <table:table-cell table:style-name="ce30"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857142857142857" calcext:value-type="float">
            <text:p>0.857</text:p>
          </table:table-cell>
          <table:table-cell table:style-name="ce30" table:formula="of:=2*([.F7]*[.G7])/([.F7]+[.G7])" office:value-type="float" office:value="0.923076923076923" calcext:value-type="float">
            <text:p>0.923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857142857142857" calcext:value-type="float">
            <text:p>0.857</text:p>
          </table:table-cell>
          <table:table-cell table:style-name="ce30" table:formula="of:=2*([.F8]*[.G8])/([.F8]+[.G8])" office:value-type="float" office:value="0.923076923076923" calcext:value-type="float">
            <text:p>0.923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9]/([.B9]+[.D9])" office:value-type="float" office:value="0.875" calcext:value-type="float">
            <text:p>0.875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0.933333333333333" calcext:value-type="float">
            <text:p>0.933</text:p>
          </table:table-cell>
          <table:table-cell table:style-name="ce30" table:formula="of:=([.B9]+[.C9])/SUM([.B9:.E9])" office:value-type="float" office:value="0.971428571428571" calcext:value-type="float">
            <text:p>0.971</text:p>
          </table:table-cell>
          <table:table-cell table:style-name="ce30" table:formula="of:=1-[.I9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0]/([.B10]+[.D10])" office:value-type="float" office:value="0.833333333333333" calcext:value-type="float">
            <text:p>0.833</text:p>
          </table:table-cell>
          <table:table-cell table:style-name="ce30" table:formula="of:=[.B10]/([.B10]+[.E10])" office:value-type="float" office:value="0.714285714285714" calcext:value-type="float">
            <text:p>0.714</text:p>
          </table:table-cell>
          <table:table-cell table:style-name="ce30" table:formula="of:=2*([.F10]*[.G10])/([.F10]+[.G10])" office:value-type="float" office:value="0.769230769230769" calcext:value-type="float">
            <text:p>0.769</text:p>
          </table:table-cell>
          <table:table-cell table:style-name="ce30" table:formula="of:=([.B10]+[.C10])/SUM([.B10:.E10])" office:value-type="float" office:value="0.916666666666667" calcext:value-type="float">
            <text:p>0.917</text:p>
          </table:table-cell>
          <table:table-cell table:style-name="ce30" table:formula="of:=1-[.I10]" office:value-type="float" office:value="0.0833333333333334" calcext:value-type="float">
            <text:p>0.083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57142857142857" calcext:value-type="float">
            <text:p>0.857</text:p>
          </table:table-cell>
          <table:table-cell table:style-name="ce30" table:formula="of:=2*([.F11]*[.G11])/([.F11]+[.G11])" office:value-type="float" office:value="0.923076923076923" calcext:value-type="float">
            <text:p>0.92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75" calcext:value-type="float">
            <text:p>0.875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33333333333333" calcext:value-type="float">
            <text:p>0.933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0.571428571428571" calcext:value-type="float">
            <text:p>0.571</text:p>
          </table:table-cell>
          <table:table-cell table:style-name="ce30" table:formula="of:=2*([.F17]*[.G17])/([.F17]+[.G17])" office:value-type="float" office:value="0.727272727272727" calcext:value-type="float">
            <text:p>0.727</text:p>
          </table:table-cell>
          <table:table-cell table:style-name="ce30" table:formula="of:=([.B17]+[.C17])/SUM([.B17:.E17])" office:value-type="float" office:value="0.914285714285714" calcext:value-type="float">
            <text:p>0.914</text:p>
          </table:table-cell>
          <table:table-cell table:style-name="ce30" table:formula="of:=1-[.I17]" office:value-type="float" office:value="0.0857142857142858" calcext:value-type="float">
            <text:p>0.086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1" calcext:value-type="float">
            <text:p>1.000</text:p>
          </table:table-cell>
          <table:table-cell table:style-name="ce30"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1" calcext:value-type="float">
            <text:p>1.000</text:p>
          </table:table-cell>
          <table:table-cell table:style-name="ce30" table:formula="of:=([.B19]+[.C19])/SUM([.B19:.E19])" office:value-type="float" office:value="1" calcext:value-type="float">
            <text:p>1.000</text:p>
          </table:table-cell>
          <table:table-cell table:style-name="ce30" table:formula="of:=1-[.I19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857142857142857" calcext:value-type="float">
            <text:p>0.857</text:p>
          </table:table-cell>
          <table:table-cell table:style-name="ce30" table:formula="of:=2*([.F21]*[.G21])/([.F21]+[.G21])" office:value-type="float" office:value="0.923076923076923" calcext:value-type="float">
            <text:p>0.923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57142857142857" calcext:value-type="float">
            <text:p>0.857</text:p>
          </table:table-cell>
          <table:table-cell table:style-name="ce30" table:formula="of:=2*([.F22]*[.G22])/([.F22]+[.G22])" office:value-type="float" office:value="0.923076923076923" calcext:value-type="float">
            <text:p>0.923</text:p>
          </table:table-cell>
          <table:table-cell table:style-name="ce30" table:formula="of:=([.B22]+[.C22])/SUM([.B22:.E22])" office:value-type="float" office:value="0.971428571428571" calcext:value-type="float">
            <text:p>0.971</text:p>
          </table:table-cell>
          <table:table-cell table:style-name="ce30" table:formula="of:=1-[.I22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3]/([.B23]+[.D23])" office:value-type="float" office:value="0.857142857142857" calcext:value-type="float">
            <text:p>0.857</text:p>
          </table:table-cell>
          <table:table-cell table:style-name="ce30" table:formula="of:=[.B23]/([.B23]+[.E23])" office:value-type="float" office:value="0.857142857142857" calcext:value-type="float">
            <text:p>0.857</text:p>
          </table:table-cell>
          <table:table-cell table:style-name="ce30" table:formula="of:=2*([.F23]*[.G23])/([.F23]+[.G23])" office:value-type="float" office:value="0.857142857142857" calcext:value-type="float">
            <text:p>0.857</text:p>
          </table:table-cell>
          <table:table-cell table:style-name="ce30" table:formula="of:=([.B23]+[.C23])/SUM([.B23:.E23])" office:value-type="float" office:value="0.944444444444444" calcext:value-type="float">
            <text:p>0.944</text:p>
          </table:table-cell>
          <table:table-cell table:style-name="ce30" table:formula="of:=1-[.I23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714285714285714" calcext:value-type="float">
            <text:p>0.714</text:p>
          </table:table-cell>
          <table:table-cell table:style-name="ce30" table:formula="of:=2*([.F24]*[.G24])/([.F24]+[.G24])" office:value-type="float" office:value="0.833333333333333" calcext:value-type="float">
            <text:p>0.83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6" table:number-columns-repeated="3"/>
          <table:table-cell table:number-columns-repeated="8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table:formula="of:=7-[.E29]" office:value-type="float" office:value="7" calcext:value-type="float">
            <text:p>7</text:p>
          </table:table-cell>
          <table:table-cell table:style-name="ce14" table:formula="of:=28-[.D29]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9]/([.B29]+[.D29])" office:value-type="float" office:value="0.777777777777778" calcext:value-type="float">
            <text:p>0.778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875" calcext:value-type="float">
            <text:p>0.875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table:formula="of:=7-[.E30]" office:value-type="float" office:value="4" calcext:value-type="float">
            <text:p>4</text:p>
          </table:table-cell>
          <table:table-cell table:style-name="ce14" table:formula="of:=28-[.D30]" office:value-type="float" office:value="27" calcext:value-type="float">
            <text:p>27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30]/([.B30]+[.D30])" office:value-type="float" office:value="0.8" calcext:value-type="float">
            <text:p>0.800</text:p>
          </table:table-cell>
          <table:table-cell table:style-name="ce30" table:formula="of:=[.B30]/([.B30]+[.E30])" office:value-type="float" office:value="0.571428571428571" calcext:value-type="float">
            <text:p>0.571</text:p>
          </table:table-cell>
          <table:table-cell table:style-name="ce30" table:formula="of:=2*([.F30]*[.G30])/([.F30]+[.G30])" office:value-type="float" office:value="0.666666666666667" calcext:value-type="float">
            <text:p>0.667</text:p>
          </table:table-cell>
          <table:table-cell table:style-name="ce30" table:formula="of:=([.B30]+[.C30])/SUM([.B30:.E30])" office:value-type="float" office:value="0.885714285714286" calcext:value-type="float">
            <text:p>0.886</text:p>
          </table:table-cell>
          <table:table-cell table:style-name="ce30" table:formula="of:=1-[.I30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table:formula="of:=7-[.E31]" office:value-type="float" office:value="6" calcext:value-type="float">
            <text:p>6</text:p>
          </table:table-cell>
          <table:table-cell table:style-name="ce14" table:formula="of:=28-[.D31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1]/([.B31]+[.D31])" office:value-type="float" office:value="0.857142857142857" calcext:value-type="float">
            <text:p>0.857</text:p>
          </table:table-cell>
          <table:table-cell table:style-name="ce30" table:formula="of:=[.B31]/([.B31]+[.E31])" office:value-type="float" office:value="0.857142857142857" calcext:value-type="float">
            <text:p>0.857</text:p>
          </table:table-cell>
          <table:table-cell table:style-name="ce30" table:formula="of:=2*([.F31]*[.G31])/([.F31]+[.G31])" office:value-type="float" office:value="0.857142857142857" calcext:value-type="float">
            <text:p>0.857</text:p>
          </table:table-cell>
          <table:table-cell table:style-name="ce30" table:formula="of:=([.B31]+[.C31])/SUM([.B31:.E31])" office:value-type="float" office:value="0.942857142857143" calcext:value-type="float">
            <text:p>0.943</text:p>
          </table:table-cell>
          <table:table-cell table:style-name="ce30" table:formula="of:=1-[.I31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table:formula="of:=7-[.E32]" office:value-type="float" office:value="6" calcext:value-type="float">
            <text:p>6</text:p>
          </table:table-cell>
          <table:table-cell table:style-name="ce14" table:formula="of:=28-[.D32]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2]/([.B32]+[.D32])" office:value-type="float" office:value="1" calcext:value-type="float">
            <text:p>1.000</text:p>
          </table:table-cell>
          <table:table-cell table:style-name="ce30" table:formula="of:=[.B32]/([.B32]+[.E32])" office:value-type="float" office:value="0.857142857142857" calcext:value-type="float">
            <text:p>0.857</text:p>
          </table:table-cell>
          <table:table-cell table:style-name="ce30" table:formula="of:=2*([.F32]*[.G32])/([.F32]+[.G32])" office:value-type="float" office:value="0.923076923076923" calcext:value-type="float">
            <text:p>0.923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7-[.E33]" office:value-type="float" office:value="6" calcext:value-type="float">
            <text:p>6</text:p>
          </table:table-cell>
          <table:table-cell table:style-name="ce14" table:formula="of:=28-[.D33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3]/([.B33]+[.D33])" office:value-type="float" office:value="0.857142857142857" calcext:value-type="float">
            <text:p>0.857</text:p>
          </table:table-cell>
          <table:table-cell table:style-name="ce30" table:formula="of:=[.B33]/([.B33]+[.E33])" office:value-type="float" office:value="0.857142857142857" calcext:value-type="float">
            <text:p>0.857</text:p>
          </table:table-cell>
          <table:table-cell table:style-name="ce30" table:formula="of:=2*([.F33]*[.G33])/([.F33]+[.G33])" office:value-type="float" office:value="0.857142857142857" calcext:value-type="float">
            <text:p>0.857</text:p>
          </table:table-cell>
          <table:table-cell table:style-name="ce30" table:formula="of:=([.B33]+[.C33])/SUM([.B33:.E33])" office:value-type="float" office:value="0.942857142857143" calcext:value-type="float">
            <text:p>0.943</text:p>
          </table:table-cell>
          <table:table-cell table:style-name="ce30" table:formula="of:=1-[.I33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table:formula="of:=7-[.E34]" office:value-type="float" office:value="6" calcext:value-type="float">
            <text:p>6</text:p>
          </table:table-cell>
          <table:table-cell table:style-name="ce14" table:formula="of:=28-[.D34]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0.857142857142857" calcext:value-type="float">
            <text:p>0.857</text:p>
          </table:table-cell>
          <table:table-cell table:style-name="ce30" table:formula="of:=2*([.F34]*[.G34])/([.F34]+[.G34])" office:value-type="float" office:value="0.923076923076923" calcext:value-type="float">
            <text:p>0.923</text:p>
          </table:table-cell>
          <table:table-cell table:style-name="ce30" table:formula="of:=([.B34]+[.C34])/SUM([.B34:.E34])" office:value-type="float" office:value="0.971428571428571" calcext:value-type="float">
            <text:p>0.971</text:p>
          </table:table-cell>
          <table:table-cell table:style-name="ce30" table:formula="of:=1-[.I3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table:formula="of:=7-[.E35]" office:value-type="float" office:value="6" calcext:value-type="float">
            <text:p>6</text:p>
          </table:table-cell>
          <table:table-cell table:style-name="ce14" table:formula="of:=28-[.D35]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5]/([.B35]+[.D35])" office:value-type="float" office:value="0.857142857142857" calcext:value-type="float">
            <text:p>0.857</text:p>
          </table:table-cell>
          <table:table-cell table:style-name="ce30" table:formula="of:=[.B35]/([.B35]+[.E35])" office:value-type="float" office:value="0.857142857142857" calcext:value-type="float">
            <text:p>0.857</text:p>
          </table:table-cell>
          <table:table-cell table:style-name="ce30"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42857142857143" calcext:value-type="float">
            <text:p>0.943</text:p>
          </table:table-cell>
          <table:table-cell table:style-name="ce30" table:formula="of:=1-[.I35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7-[.E36]" office:value-type="float" office:value="7" calcext:value-type="float">
            <text:p>7</text:p>
          </table:table-cell>
          <table:table-cell table:style-name="ce14" table:formula="of:=29-[.D36]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36]/([.B36]+[.D36])" office:value-type="float" office:value="0.875" calcext:value-type="float">
            <text:p>0.875</text:p>
          </table:table-cell>
          <table:table-cell table:style-name="ce30" table:formula="of:=[.B36]/([.B36]+[.E36])" office:value-type="float" office:value="1" calcext:value-type="float">
            <text:p>1.000</text:p>
          </table:table-cell>
          <table:table-cell table:style-name="ce30" table:formula="of:=2*([.F36]*[.G36])/([.F36]+[.G36])" office:value-type="float" office:value="0.933333333333333" calcext:value-type="float">
            <text:p>0.933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table:formula="of:=7-[.E37]" office:value-type="float" office:value="7" calcext:value-type="float">
            <text:p>7</text:p>
          </table:table-cell>
          <table:table-cell table:style-name="ce14" table:formula="of:=29-[.D37]" office:value-type="float" office:value="29" calcext:value-type="float">
            <text:p>2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1" calcext:value-type="float">
            <text:p>1.000</text:p>
          </table:table-cell>
          <table:table-cell table:style-name="ce30" table:formula="of:=2*([.F37]*[.G37])/([.F37]+[.G37])" office:value-type="float" office:value="1" calcext:value-type="float">
            <text:p>1.000</text:p>
          </table:table-cell>
          <table:table-cell table:style-name="ce30" table:formula="of:=([.B37]+[.C37])/SUM([.B37:.E37])" office:value-type="float" office:value="1" calcext:value-type="float">
            <text:p>1.000</text:p>
          </table:table-cell>
          <table:table-cell table:style-name="ce30" table:formula="of:=1-[.I37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table:formula="of:=7-[.E38]" office:value-type="float" office:value="6" calcext:value-type="float">
            <text:p>6</text:p>
          </table:table-cell>
          <table:table-cell table:style-name="ce14" table:formula="of:=29-[.D38]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8]/([.B38]+[.D38])" office:value-type="float" office:value="1" calcext:value-type="float">
            <text:p>1.000</text:p>
          </table:table-cell>
          <table:table-cell table:style-name="ce30" table:formula="of:=[.B38]/([.B38]+[.E38])" office:value-type="float" office:value="0.857142857142857" calcext:value-type="float">
            <text:p>0.857</text:p>
          </table:table-cell>
          <table:table-cell table:style-name="ce30" table:formula="of:=2*([.F38]*[.G38])/([.F38]+[.G38])" office:value-type="float" office:value="0.923076923076923" calcext:value-type="float">
            <text:p>0.923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3"/>
          <table:table-cell table:style-name="ce19"/>
          <table:table-cell/>
          <table:table-cell table:style-name="ce19" table:number-columns-repeated="4"/>
          <table:table-cell table:style-name="ce39"/>
          <table:table-cell table:style-name="ce19" table:number-columns-repeated="4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2"/>
          <table:table-cell/>
          <table:table-cell table:style-name="ce14" table:number-columns-repeated="10"/>
          <table:table-cell/>
          <table:table-cell table:style-name="ce14" table:number-columns-repeated="6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3"/>
          <table:table-cell table:style-name="ce38"/>
          <table:table-cell table:style-name="ce48"/>
          <table:table-cell table:style-name="ce31" table:number-columns-repeated="2"/>
          <table:table-cell table:number-columns-repeated="2"/>
          <table:table-cell table:style-name="ce23"/>
          <table:table-cell table:style-name="ce38" table:number-columns-repeated="2"/>
          <table:table-cell table:style-name="ce31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3"/>
          <table:table-cell table:style-name="ce23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38" table:number-columns-repeated="4"/>
          <table:table-cell table:style-name="ce23"/>
          <table:table-cell table:number-columns-repeated="2"/>
          <table:table-cell table:style-name="ce38" table:number-columns-repeated="4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42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42"/>
          <table:table-cell table:style-name="ce36" table:number-columns-repeated="3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6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2"/>
          <table:table-cell table:number-columns-repeated="8"/>
        </table:table-row>
        <table:table-row table:style-name="ro2" table:number-rows-repeated="3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>
          <table:table-cell table:style-name="ce6"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6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47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40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49" table:number-columns-repeated="2"/>
          <table:table-cell table:style-name="ce50"/>
          <table:table-cell table:number-columns-repeated="17"/>
        </table:table-row>
        <table:table-row table:style-name="ro2">
          <table:table-cell/>
          <table:table-cell table:style-name="ce49" table:number-columns-repeated="2"/>
          <table:table-cell table:style-name="ce50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 style:data-style-name="N2" text:time-value="17:14:07.3827971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1T17:14:32.964559741</dc:date>
    <dc:creator>Simo </dc:creator>
    <meta:editing-duration>PT6H39M55S</meta:editing-duration>
    <meta:editing-cycles>51</meta:editing-cycles>
    <meta:generator>LibreOffice/4.2.4.2$Linux_X86_64 LibreOffice_project/420m0$Build-2</meta:generator>
    <meta:document-statistic meta:table-count="5" meta:cell-count="1665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F29:Elsevier.F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F3:Elsevier.F12" chart:label-cell-address="Elsevier.A1:Elsevier.A1" chart:class="chart:scatter">
            <chart:data-point chart:repeated="10"/>
          </chart:series>
          <chart:series chart:style-name="ch12" chart:values-cell-range-address="Elsevier.F16:Elsevier.F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J29:JMLR.J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J3:JMLR.J12" chart:label-cell-address="JMLR.A1:JMLR.A1" chart:class="chart:scatter">
            <chart:data-point chart:repeated="10"/>
          </chart:series>
          <chart:series chart:style-name="ch12" chart:values-cell-range-address="JMLR.J16:JMLR.J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F29:MLJNODISCR.F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F3:MLJNODISCR.F12" chart:label-cell-address="MLJNODISCR.A1:MLJNODISCR.A1" chart:class="chart:scatter">
            <chart:data-point chart:repeated="10"/>
          </chart:series>
          <chart:series chart:style-name="ch12" chart:values-cell-range-address="MLJNODISCR.F16:MLJNODISCR.F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G29:MLJNODISCR.G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G3:MLJNODISCR.G12" chart:label-cell-address="MLJNODISCR.A1:MLJNODISCR.A1" chart:class="chart:scatter">
            <chart:data-point chart:repeated="10"/>
          </chart:series>
          <chart:series chart:style-name="ch12" chart:values-cell-range-address="MLJNODISCR.G16:MLJNODISCR.G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H29:MLJNODISCR.H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H3:MLJNODISCR.H12" chart:label-cell-address="MLJNODISCR.A1:MLJNODISCR.A1" chart:class="chart:scatter">
            <chart:data-point chart:repeated="10"/>
          </chart:series>
          <chart:series chart:style-name="ch12" chart:values-cell-range-address="MLJNODISCR.H16:MLJNODISCR.H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NaN">
                <text:p>NaN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I29:MLJNODISCR.I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I3:MLJNODISCR.I12" chart:label-cell-address="MLJNODISCR.A1:MLJNODISCR.A1" chart:class="chart:scatter">
            <chart:data-point chart:repeated="10"/>
          </chart:series>
          <chart:series chart:style-name="ch12" chart:values-cell-range-address="MLJNODISCR.I16:MLJNODISCR.I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628571428571429">
                <text:p>0.628571428571429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NODISCR.J29:MLJNODISCR.J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1" chart:values-cell-range-address="MLJNODISCR.J3:MLJNODISCR.J12" chart:label-cell-address="MLJNODISCR.A1:MLJNODISCR.A1" chart:class="chart:scatter">
            <chart:data-point chart:repeated="10"/>
          </chart:series>
          <chart:series chart:style-name="ch12" chart:values-cell-range-address="MLJNODISCR.J16:MLJNODISCR.J25" chart:label-cell-address="MLJNODISCR.A14:MLJNO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371428571428571">
                <text:p>0.371428571428571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F29:MLJDISCR.F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F3:MLJDISCR.F12" chart:label-cell-address="MLJDISCR.A1:MLJDISCR.A1" chart:class="chart:scatter">
            <chart:data-point chart:repeated="10"/>
          </chart:series>
          <chart:series chart:style-name="ch12" chart:values-cell-range-address="MLJDISCR.F16:MLJDISCR.F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G29:MLJDISCR.G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G3:MLJDISCR.G12" chart:label-cell-address="MLJDISCR.A1:MLJDISCR.A1" chart:class="chart:scatter">
            <chart:data-point chart:repeated="10"/>
          </chart:series>
          <chart:series chart:style-name="ch12" chart:values-cell-range-address="MLJDISCR.G16:MLJDISCR.G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H29:MLJDISCR.H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H3:MLJDISCR.H12" chart:label-cell-address="MLJDISCR.A1:MLJDISCR.A1" chart:class="chart:scatter">
            <chart:data-point chart:repeated="10"/>
          </chart:series>
          <chart:series chart:style-name="ch12" chart:values-cell-range-address="MLJDISCR.H16:MLJDISCR.H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I29:MLJDISCR.I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I3:MLJDISCR.I12" chart:label-cell-address="MLJDISCR.A1:MLJDISCR.A1" chart:class="chart:scatter">
            <chart:data-point chart:repeated="10"/>
          </chart:series>
          <chart:series chart:style-name="ch12" chart:values-cell-range-address="MLJDISCR.I16:MLJDISCR.I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G29:Elsevier.G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G3:Elsevier.G12" chart:label-cell-address="Elsevier.A1:Elsevier.A1" chart:class="chart:scatter">
            <chart:data-point chart:repeated="10"/>
          </chart:series>
          <chart:series chart:style-name="ch12" chart:values-cell-range-address="Elsevier.G16:Elsevier.G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MLJDISCR.J29:MLJDISCR.J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1" chart:values-cell-range-address="MLJDISCR.J3:MLJDISCR.J12" chart:label-cell-address="MLJDISCR.A1:MLJDISCR.A1" chart:class="chart:scatter">
            <chart:data-point chart:repeated="10"/>
          </chart:series>
          <chart:series chart:style-name="ch12" chart:values-cell-range-address="MLJDISCR.J16:MLJDISCR.J25" chart:label-cell-address="MLJDISCR.A14:MLJDISC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F29:SVLN.F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F3:SVLN.F12" chart:label-cell-address="SVLN.A1:SVLN.A1" chart:class="chart:scatter">
            <chart:data-point chart:repeated="10"/>
          </chart:series>
          <chart:series chart:style-name="ch12" chart:values-cell-range-address="SVLN.F16:SVLN.F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G29:SVLN.G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G3:SVLN.G12" chart:label-cell-address="SVLN.A1:SVLN.A1" chart:class="chart:scatter">
            <chart:data-point chart:repeated="10"/>
          </chart:series>
          <chart:series chart:style-name="ch12" chart:values-cell-range-address="SVLN.G16:SVLN.G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H29:SVLN.H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H3:SVLN.H12" chart:label-cell-address="SVLN.A1:SVLN.A1" chart:class="chart:scatter">
            <chart:data-point chart:repeated="10"/>
          </chart:series>
          <chart:series chart:style-name="ch12" chart:values-cell-range-address="SVLN.H16:SVLN.H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I29:SVLN.I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I3:SVLN.I12" chart:label-cell-address="SVLN.A1:SVLN.A1" chart:class="chart:scatter">
            <chart:data-point chart:repeated="10"/>
          </chart:series>
          <chart:series chart:style-name="ch12" chart:values-cell-range-address="SVLN.I16:SVLN.I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SVLN.J29:SVLN.J38" chart:label-cell-address="SVLN.A27:SVLN.A27" chart:class="chart:scatter">
            <chart:domain table:cell-range-address="SVLN.A3:SVLN.A12"/>
            <chart:data-point chart:repeated="10"/>
          </chart:series>
          <chart:series chart:style-name="ch11" chart:values-cell-range-address="SVLN.J3:SVLN.J12" chart:label-cell-address="SVLN.A1:SVLN.A1" chart:class="chart:scatter">
            <chart:data-point chart:repeated="10"/>
          </chart:series>
          <chart:series chart:style-name="ch12" chart:values-cell-range-address="MLJNODISCR.J16:MLJNODISCR.J25" chart:label-cell-address="SVLN.A14:SVLN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">
                <text:p>0</text:p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H29:Elsevier.H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H3:Elsevier.H12" chart:label-cell-address="Elsevier.A1:Elsevier.A1" chart:class="chart:scatter">
            <chart:data-point chart:repeated="10"/>
          </chart:series>
          <chart:series chart:style-name="ch12" chart:values-cell-range-address="Elsevier.H16:Elsevier.H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I29:Elsevier.I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I3:Elsevier.I12" chart:label-cell-address="Elsevier.A1:Elsevier.A1" chart:class="chart:scatter">
            <chart:data-point chart:repeated="10"/>
          </chart:series>
          <chart:series chart:style-name="ch12" chart:values-cell-range-address="Elsevier.I16:Elsevier.I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Elsevier.J29:Elsevier.J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1" chart:values-cell-range-address="Elsevier.J3:Elsevier.J12" chart:label-cell-address="Elsevier.A1:Elsevier.A1" chart:class="chart:scatter">
            <chart:data-point chart:repeated="10"/>
          </chart:series>
          <chart:series chart:style-name="ch12" chart:values-cell-range-address="Elsevier.J16:Elsevier.J25" chart:label-cell-address="Elsevier.A14:Elsevie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</chart:axis>
          <chart:axis chart:dimension="y" chart:name="primary-y" chart:style-name="ch7">
            <chart:title svg:x="0.451cm" svg:y="4.38cm" chart:style-name="ch6">
              <text:p>%</text:p>
            </chart:title>
            <chart:grid chart:style-name="ch8" chart:class="major"/>
            <chart:grid chart:style-name="ch8" chart:class="minor"/>
          </chart:axis>
          <chart:axis chart:dimension="z" chart:name="primary-z" chart:style-name="ch9"/>
          <chart:series chart:style-name="ch10" chart:values-cell-range-address="JMLR.F29:JMLR.F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F3:JMLR.F12" chart:label-cell-address="JMLR.A1:JMLR.A1" chart:class="chart:scatter">
            <chart:data-point chart:repeated="10"/>
          </chart:series>
          <chart:series chart:style-name="ch12" chart:values-cell-range-address="JMLR.F16:JMLR.F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G29:JMLR.G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G3:JMLR.G12" chart:label-cell-address="JMLR.A1:JMLR.A1" chart:class="chart:scatter">
            <chart:data-point chart:repeated="10"/>
          </chart:series>
          <chart:series chart:style-name="ch12" chart:values-cell-range-address="JMLR.G16:JMLR.G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H29:JMLR.H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H3:JMLR.H12" chart:label-cell-address="JMLR.A1:JMLR.A1" chart:class="chart:scatter">
            <chart:data-point chart:repeated="10"/>
          </chart:series>
          <chart:series chart:style-name="ch12" chart:values-cell-range-address="JMLR.H16:JMLR.H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177cm" svg:y="1.481cm" svg:width="11.973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6cm" svg:y="1.481cm" svg:width="10.705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788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38cm" chart:style-name="ch6">
              <text:p>%</text:p>
            </chart:title>
          </chart:axis>
          <chart:axis chart:dimension="z" chart:name="primary-z" chart:style-name="ch9"/>
          <chart:series chart:style-name="ch10" chart:values-cell-range-address="JMLR.I29:JMLR.I38" chart:label-cell-address="JMLR.A27:JMLR.A27" chart:class="chart:scatter">
            <chart:domain table:cell-range-address="JMLR.A3:JMLR.A12"/>
            <chart:data-point chart:repeated="10"/>
          </chart:series>
          <chart:series chart:style-name="ch11" chart:values-cell-range-address="JMLR.I3:JMLR.I12" chart:label-cell-address="JMLR.A1:JMLR.A1" chart:class="chart:scatter">
            <chart:data-point chart:repeated="10"/>
          </chart:series>
          <chart:series chart:style-name="ch12" chart:values-cell-range-address="JMLR.I16:JMLR.I25" chart:label-cell-address="JMLR.A14:JMLR.A14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